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double #000000" fo:border-bottom="none" fo:border-left="thin double #000000" fo:border-right="none" style:vertical-align="middle" fo:background-color="#FFE994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double #000000" fo:border-bottom="none" fo:border-left="none" fo:border-right="none" style:vertical-align="middle" fo:background-color="#FFE994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double #000000" fo:border-bottom="none" fo:border-left="none" fo:border-right="thin double #000000" style:vertical-align="middle" fo:background-color="#FFE994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thin double #000000" fo:border-right="none" style:vertical-align="middle" fo:background-color="#FFE994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middle" fo:background-color="#FFE994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FFE994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double #000000" style:vertical-align="middle" fo:background-color="#FFE994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double #000000" fo:border-left="thin double #000000" fo:border-right="none" style:vertical-align="middle" fo:background-color="#FFE994" style:repeat-content="false"/>
      <style:paragraph-properties fo:text-align="center"/>
    </style:style>
    <style:style style:name="ce10" style:family="table-cell" style:parent-style-name="Default" style:data-style-name="N36">
      <style:table-cell-properties fo:border-top="none" fo:border-bottom="thin double #000000" fo:border-left="none" fo:border-right="none" style:vertical-align="middle" fo:background-color="#FFE994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double #000000" fo:border-left="none" fo:border-right="none" style:vertical-align="middle" fo:background-color="#FFE994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double #000000" fo:border-left="none" fo:border-right="thin double #000000" style:vertical-align="middle" fo:background-color="#FFE994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st" table:style-name="ta1">
        <table:shapes>
          <draw:frame draw:z-index="1" draw:id="id0" draw:style-name="a0" draw:name="Диаграмма 1" svg:x="11.935in" svg:y="1.2862in" svg:width="6.298in" svg:height="3.544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8" table:default-cell-style-name="ce1"/>
        <table:table-column table:style-name="co1" table:default-cell-style-name="ce13"/>
        <table:table-column table:style-name="co2" table:default-cell-style-name="ce13"/>
        <table:table-column table:style-name="co1" table:number-columns-repeated="3" table:default-cell-style-name="ce13"/>
        <table:table-column table:style-name="co3" table:number-columns-repeated="16371" table:default-cell-style-name="ce1"/>
        <table:table-row table:style-name="ro1">
          <table:table-cell table:number-columns-repeated="8" table:style-name="ce1"/>
          <table:table-cell office:value-type="string" table:style-name="ce2">
            <text:p>Ticks</text:p>
          </table:table-cell>
          <table:table-cell office:value-type="string" table:style-name="ce3">
            <text:p>KiB</text:p>
          </table:table-cell>
          <table:table-cell office:value-type="string" table:style-name="ce3">
            <text:p>Straight</text:p>
          </table:table-cell>
          <table:table-cell office:value-type="string" table:style-name="ce3">
            <text:p>Reverse</text:p>
          </table:table-cell>
          <table:table-cell office:value-type="string" table:style-name="ce4">
            <text:p>Random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Ticks:</text:p>
          </table:table-cell>
          <table:table-cell office:value-type="float" office:value="6.2656200000000002" table:style-name="ce1">
            <text:p>6,26562</text:p>
          </table:table-cell>
          <table:table-cell table:number-columns-repeated="3" table:style-name="ce1"/>
          <table:table-cell office:value-type="float" office:value="256" table:style-name="ce5">
            <text:p>256</text:p>
          </table:table-cell>
          <table:table-cell office:value-type="float" office:value="1" table:formula="of:=[.I2]/256" table:style-name="ce6">
            <text:p>1,000</text:p>
          </table:table-cell>
          <table:table-cell office:value-type="float" office:value="6.2656200000000002" table:style-name="ce7">
            <text:p>6,26562</text:p>
          </table:table-cell>
          <table:table-cell office:value-type="float" office:value="6.2656200000000002" table:style-name="ce7">
            <text:p>6,26562</text:p>
          </table:table-cell>
          <table:table-cell office:value-type="float" office:value="6.2968799999999998" table:style-name="ce8">
            <text:p>6,29688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Ticks:</text:p>
          </table:table-cell>
          <table:table-cell office:value-type="float" office:value="6.2149799999999997" table:style-name="ce1">
            <text:p>6,21498</text:p>
          </table:table-cell>
          <table:table-cell table:number-columns-repeated="3" table:style-name="ce1"/>
          <table:table-cell office:value-type="float" office:value="307" table:style-name="ce5">
            <text:p>307</text:p>
          </table:table-cell>
          <table:table-cell office:value-type="float" office:value="1.19921875" table:formula="of:=[.I3]/256" table:style-name="ce6">
            <text:p>1,199</text:p>
          </table:table-cell>
          <table:table-cell office:value-type="float" office:value="6.2149799999999997" table:style-name="ce7">
            <text:p>6,21498</text:p>
          </table:table-cell>
          <table:table-cell office:value-type="float" office:value="6.2149799999999997" table:style-name="ce7">
            <text:p>6,21498</text:p>
          </table:table-cell>
          <table:table-cell office:value-type="float" office:value="6.2801299999999998" table:style-name="ce8">
            <text:p>6,28013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Ticks:</text:p>
          </table:table-cell>
          <table:table-cell office:value-type="float" office:value="6.2717400000000003" table:style-name="ce1">
            <text:p>6,27174</text:p>
          </table:table-cell>
          <table:table-cell table:number-columns-repeated="3" table:style-name="ce1"/>
          <table:table-cell office:value-type="float" office:value="368" table:style-name="ce5">
            <text:p>368</text:p>
          </table:table-cell>
          <table:table-cell office:value-type="float" office:value="1.4375" table:formula="of:=[.I4]/256" table:style-name="ce6">
            <text:p>1,438</text:p>
          </table:table-cell>
          <table:table-cell office:value-type="float" office:value="6.2717400000000003" table:style-name="ce7">
            <text:p>6,27174</text:p>
          </table:table-cell>
          <table:table-cell office:value-type="float" office:value="6.2282599999999997" table:style-name="ce7">
            <text:p>6,22826</text:p>
          </table:table-cell>
          <table:table-cell office:value-type="float" office:value="6.2771699999999999" table:style-name="ce8">
            <text:p>6,27717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Ticks:</text:p>
          </table:table-cell>
          <table:table-cell office:value-type="float" office:value="6.2086199999999998" table:style-name="ce1">
            <text:p>6,20862</text:p>
          </table:table-cell>
          <table:table-cell table:number-columns-repeated="3" table:style-name="ce1"/>
          <table:table-cell office:value-type="float" office:value="441" table:style-name="ce5">
            <text:p>441</text:p>
          </table:table-cell>
          <table:table-cell office:value-type="float" office:value="1.72265625" table:formula="of:=[.I5]/256" table:style-name="ce6">
            <text:p>1,723</text:p>
          </table:table-cell>
          <table:table-cell office:value-type="float" office:value="6.2086199999999998" table:style-name="ce7">
            <text:p>6,20862</text:p>
          </table:table-cell>
          <table:table-cell office:value-type="float" office:value="6.1587300000000003" table:style-name="ce7">
            <text:p>6,15873</text:p>
          </table:table-cell>
          <table:table-cell office:value-type="float" office:value="6.2312900000000004" table:style-name="ce8">
            <text:p>6,23129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Ticks:</text:p>
          </table:table-cell>
          <table:table-cell office:value-type="float" office:value="6.24953" table:style-name="ce1">
            <text:p>6,24953</text:p>
          </table:table-cell>
          <table:table-cell table:number-columns-repeated="3" table:style-name="ce1"/>
          <table:table-cell office:value-type="float" office:value="529" table:style-name="ce5">
            <text:p>529</text:p>
          </table:table-cell>
          <table:table-cell office:value-type="float" office:value="2.06640625" table:formula="of:=[.I6]/256" table:style-name="ce6">
            <text:p>2,066</text:p>
          </table:table-cell>
          <table:table-cell office:value-type="float" office:value="6.24953" table:style-name="ce7">
            <text:p>6,24953</text:p>
          </table:table-cell>
          <table:table-cell office:value-type="float" office:value="6.1966000000000001" table:style-name="ce7">
            <text:p>6,1966</text:p>
          </table:table-cell>
          <table:table-cell office:value-type="float" office:value="6.2041599999999999" table:style-name="ce8">
            <text:p>6,20416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Ticks:</text:p>
          </table:table-cell>
          <table:table-cell office:value-type="float" office:value="6.1924299999999999" table:style-name="ce1">
            <text:p>6,19243</text:p>
          </table:table-cell>
          <table:table-cell table:number-columns-repeated="3" table:style-name="ce1"/>
          <table:table-cell office:value-type="float" office:value="634" table:style-name="ce5">
            <text:p>634</text:p>
          </table:table-cell>
          <table:table-cell office:value-type="float" office:value="2.4765625" table:formula="of:=[.I7]/256" table:style-name="ce6">
            <text:p>2,477</text:p>
          </table:table-cell>
          <table:table-cell office:value-type="float" office:value="6.1924299999999999" table:style-name="ce7">
            <text:p>6,19243</text:p>
          </table:table-cell>
          <table:table-cell office:value-type="float" office:value="6.20505" table:style-name="ce7">
            <text:p>6,20505</text:p>
          </table:table-cell>
          <table:table-cell office:value-type="float" office:value="6.21136" table:style-name="ce8">
            <text:p>6,21136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Ticks:</text:p>
          </table:table-cell>
          <table:table-cell office:value-type="float" office:value="6.2105300000000003" table:style-name="ce1">
            <text:p>6,21053</text:p>
          </table:table-cell>
          <table:table-cell table:number-columns-repeated="3" table:style-name="ce1"/>
          <table:table-cell office:value-type="float" office:value="760" table:style-name="ce5">
            <text:p>760</text:p>
          </table:table-cell>
          <table:table-cell office:value-type="float" office:value="2.96875" table:formula="of:=[.I8]/256" table:style-name="ce6">
            <text:p>2,969</text:p>
          </table:table-cell>
          <table:table-cell office:value-type="float" office:value="6.2105300000000003" table:style-name="ce7">
            <text:p>6,21053</text:p>
          </table:table-cell>
          <table:table-cell office:value-type="float" office:value="6.2078899999999999" table:style-name="ce7">
            <text:p>6,20789</text:p>
          </table:table-cell>
          <table:table-cell office:value-type="float" office:value="6.2131600000000002" table:style-name="ce8">
            <text:p>6,21316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Ticks:</text:p>
          </table:table-cell>
          <table:table-cell office:value-type="float" office:value="6.1557000000000004" table:style-name="ce1">
            <text:p>6,1557</text:p>
          </table:table-cell>
          <table:table-cell table:number-columns-repeated="3" table:style-name="ce1"/>
          <table:table-cell office:value-type="float" office:value="912" table:style-name="ce5">
            <text:p>912</text:p>
          </table:table-cell>
          <table:table-cell office:value-type="float" office:value="3.5625" table:formula="of:=[.I9]/256" table:style-name="ce6">
            <text:p>3,563</text:p>
          </table:table-cell>
          <table:table-cell office:value-type="float" office:value="6.1557000000000004" table:style-name="ce7">
            <text:p>6,1557</text:p>
          </table:table-cell>
          <table:table-cell office:value-type="float" office:value="6.2280699999999998" table:style-name="ce7">
            <text:p>6,22807</text:p>
          </table:table-cell>
          <table:table-cell office:value-type="float" office:value="6.2236799999999999" table:style-name="ce8">
            <text:p>6,22368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1094" table:style-name="ce1">
            <text:p>1094</text:p>
          </table:table-cell>
          <table:table-cell office:value-type="string" table:style-name="ce1">
            <text:p>Ticks:</text:p>
          </table:table-cell>
          <table:table-cell office:value-type="float" office:value="6.2175500000000001" table:style-name="ce1">
            <text:p>6,21755</text:p>
          </table:table-cell>
          <table:table-cell table:number-columns-repeated="3" table:style-name="ce1"/>
          <table:table-cell office:value-type="float" office:value="1094" table:style-name="ce5">
            <text:p>1094</text:p>
          </table:table-cell>
          <table:table-cell office:value-type="float" office:value="4.2734375" table:formula="of:=[.I10]/256" table:style-name="ce6">
            <text:p>4,273</text:p>
          </table:table-cell>
          <table:table-cell office:value-type="float" office:value="6.2175500000000001" table:style-name="ce7">
            <text:p>6,21755</text:p>
          </table:table-cell>
          <table:table-cell office:value-type="float" office:value="6.2193800000000001" table:style-name="ce7">
            <text:p>6,21938</text:p>
          </table:table-cell>
          <table:table-cell office:value-type="float" office:value="6.2248599999999996" table:style-name="ce8">
            <text:p>6,22486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1312" table:style-name="ce1">
            <text:p>1312</text:p>
          </table:table-cell>
          <table:table-cell office:value-type="string" table:style-name="ce1">
            <text:p>Ticks:</text:p>
          </table:table-cell>
          <table:table-cell office:value-type="float" office:value="6.1798799999999998" table:style-name="ce1">
            <text:p>6,17988</text:p>
          </table:table-cell>
          <table:table-cell table:number-columns-repeated="3" table:style-name="ce1"/>
          <table:table-cell office:value-type="float" office:value="1312" table:style-name="ce5">
            <text:p>1312</text:p>
          </table:table-cell>
          <table:table-cell office:value-type="float" office:value="5.125" table:formula="of:=[.I11]/256" table:style-name="ce6">
            <text:p>5,125</text:p>
          </table:table-cell>
          <table:table-cell office:value-type="float" office:value="6.1798799999999998" table:style-name="ce7">
            <text:p>6,17988</text:p>
          </table:table-cell>
          <table:table-cell office:value-type="float" office:value="6.2195099999999996" table:style-name="ce7">
            <text:p>6,21951</text:p>
          </table:table-cell>
          <table:table-cell office:value-type="float" office:value="6.1890200000000002" table:style-name="ce8">
            <text:p>6,18902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1574" table:style-name="ce1">
            <text:p>1574</text:p>
          </table:table-cell>
          <table:table-cell office:value-type="string" table:style-name="ce1">
            <text:p>Ticks:</text:p>
          </table:table-cell>
          <table:table-cell office:value-type="float" office:value="6.2160099999999998" table:style-name="ce1">
            <text:p>6,21601</text:p>
          </table:table-cell>
          <table:table-cell table:number-columns-repeated="3" table:style-name="ce1"/>
          <table:table-cell office:value-type="float" office:value="1574" table:style-name="ce5">
            <text:p>1574</text:p>
          </table:table-cell>
          <table:table-cell office:value-type="float" office:value="6.1484375" table:formula="of:=[.I12]/256" table:style-name="ce6">
            <text:p>6,148</text:p>
          </table:table-cell>
          <table:table-cell office:value-type="float" office:value="6.2160099999999998" table:style-name="ce7">
            <text:p>6,21601</text:p>
          </table:table-cell>
          <table:table-cell office:value-type="float" office:value="6.1804300000000003" table:style-name="ce7">
            <text:p>6,18043</text:p>
          </table:table-cell>
          <table:table-cell office:value-type="float" office:value="6.1461199999999998" table:style-name="ce8">
            <text:p>6,14612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1888" table:style-name="ce1">
            <text:p>1888</text:p>
          </table:table-cell>
          <table:table-cell office:value-type="string" table:style-name="ce1">
            <text:p>Ticks:</text:p>
          </table:table-cell>
          <table:table-cell office:value-type="float" office:value="6.1864400000000002" table:style-name="ce1">
            <text:p>6,18644</text:p>
          </table:table-cell>
          <table:table-cell table:number-columns-repeated="3" table:style-name="ce1"/>
          <table:table-cell office:value-type="float" office:value="1888" table:style-name="ce5">
            <text:p>1888</text:p>
          </table:table-cell>
          <table:table-cell office:value-type="float" office:value="7.375" table:formula="of:=[.I13]/256" table:style-name="ce6">
            <text:p>7,375</text:p>
          </table:table-cell>
          <table:table-cell office:value-type="float" office:value="6.1864400000000002" table:style-name="ce7">
            <text:p>6,18644</text:p>
          </table:table-cell>
          <table:table-cell office:value-type="float" office:value="6.2256400000000003" table:style-name="ce7">
            <text:p>6,22564</text:p>
          </table:table-cell>
          <table:table-cell office:value-type="float" office:value="6.2097499999999997" table:style-name="ce8">
            <text:p>6,20975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2265" table:style-name="ce1">
            <text:p>2265</text:p>
          </table:table-cell>
          <table:table-cell office:value-type="string" table:style-name="ce1">
            <text:p>Ticks:</text:p>
          </table:table-cell>
          <table:table-cell office:value-type="float" office:value="6.2004400000000004" table:style-name="ce1">
            <text:p>6,20044</text:p>
          </table:table-cell>
          <table:table-cell table:number-columns-repeated="3" table:style-name="ce1"/>
          <table:table-cell office:value-type="float" office:value="2265" table:style-name="ce5">
            <text:p>2265</text:p>
          </table:table-cell>
          <table:table-cell office:value-type="float" office:value="8.84765625" table:formula="of:=[.I14]/256" table:style-name="ce6">
            <text:p>8,848</text:p>
          </table:table-cell>
          <table:table-cell office:value-type="float" office:value="6.2004400000000004" table:style-name="ce7">
            <text:p>6,20044</text:p>
          </table:table-cell>
          <table:table-cell office:value-type="float" office:value="6.1545300000000003" table:style-name="ce7">
            <text:p>6,15453</text:p>
          </table:table-cell>
          <table:table-cell office:value-type="float" office:value="6.1986800000000004" table:style-name="ce8">
            <text:p>6,19868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2718" table:style-name="ce1">
            <text:p>2718</text:p>
          </table:table-cell>
          <table:table-cell office:value-type="string" table:style-name="ce1">
            <text:p>Ticks:</text:p>
          </table:table-cell>
          <table:table-cell office:value-type="float" office:value="6.1824899999999996" table:style-name="ce1">
            <text:p>6,18249</text:p>
          </table:table-cell>
          <table:table-cell table:number-columns-repeated="3" table:style-name="ce1"/>
          <table:table-cell office:value-type="float" office:value="2718" table:style-name="ce5">
            <text:p>2718</text:p>
          </table:table-cell>
          <table:table-cell office:value-type="float" office:value="10.6171875" table:formula="of:=[.I15]/256" table:style-name="ce6">
            <text:p>10,617</text:p>
          </table:table-cell>
          <table:table-cell office:value-type="float" office:value="6.1824899999999996" table:style-name="ce7">
            <text:p>6,18249</text:p>
          </table:table-cell>
          <table:table-cell office:value-type="float" office:value="6.1788100000000004" table:style-name="ce7">
            <text:p>6,17881</text:p>
          </table:table-cell>
          <table:table-cell office:value-type="float" office:value="6.1905799999999997" table:style-name="ce8">
            <text:p>6,19058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3261" table:style-name="ce1">
            <text:p>3261</text:p>
          </table:table-cell>
          <table:table-cell office:value-type="string" table:style-name="ce1">
            <text:p>Ticks:</text:p>
          </table:table-cell>
          <table:table-cell office:value-type="float" office:value="6.1772499999999999" table:style-name="ce1">
            <text:p>6,17725</text:p>
          </table:table-cell>
          <table:table-cell table:number-columns-repeated="3" table:style-name="ce1"/>
          <table:table-cell office:value-type="float" office:value="3261" table:style-name="ce5">
            <text:p>3261</text:p>
          </table:table-cell>
          <table:table-cell office:value-type="float" office:value="12.73828125" table:formula="of:=[.I16]/256" table:style-name="ce6">
            <text:p>12,738</text:p>
          </table:table-cell>
          <table:table-cell office:value-type="float" office:value="6.1772499999999999" table:style-name="ce7">
            <text:p>6,17725</text:p>
          </table:table-cell>
          <table:table-cell office:value-type="float" office:value="6.3017500000000002" table:style-name="ce7">
            <text:p>6,30175</text:p>
          </table:table-cell>
          <table:table-cell office:value-type="float" office:value="6.1839899999999997" table:style-name="ce8">
            <text:p>6,18399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3913" table:style-name="ce1">
            <text:p>3913</text:p>
          </table:table-cell>
          <table:table-cell office:value-type="string" table:style-name="ce1">
            <text:p>Ticks:</text:p>
          </table:table-cell>
          <table:table-cell office:value-type="float" office:value="6.1656000000000004" table:style-name="ce1">
            <text:p>6,1656</text:p>
          </table:table-cell>
          <table:table-cell table:number-columns-repeated="3" table:style-name="ce1"/>
          <table:table-cell office:value-type="float" office:value="3913" table:style-name="ce5">
            <text:p>3913</text:p>
          </table:table-cell>
          <table:table-cell office:value-type="float" office:value="15.28515625" table:formula="of:=[.I17]/256" table:style-name="ce6">
            <text:p>15,285</text:p>
          </table:table-cell>
          <table:table-cell office:value-type="float" office:value="6.1656000000000004" table:style-name="ce7">
            <text:p>6,1656</text:p>
          </table:table-cell>
          <table:table-cell office:value-type="float" office:value="6.3904899999999998" table:style-name="ce7">
            <text:p>6,39049</text:p>
          </table:table-cell>
          <table:table-cell office:value-type="float" office:value="6.2161999999999997" table:style-name="ce8">
            <text:p>6,2162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4695" table:style-name="ce1">
            <text:p>4695</text:p>
          </table:table-cell>
          <table:table-cell office:value-type="string" table:style-name="ce1">
            <text:p>Ticks:</text:p>
          </table:table-cell>
          <table:table-cell office:value-type="float" office:value="6.1993600000000004" table:style-name="ce1">
            <text:p>6,19936</text:p>
          </table:table-cell>
          <table:table-cell table:number-columns-repeated="3" table:style-name="ce1"/>
          <table:table-cell office:value-type="float" office:value="4695" table:style-name="ce5">
            <text:p>4695</text:p>
          </table:table-cell>
          <table:table-cell office:value-type="float" office:value="18.33984375" table:formula="of:=[.I18]/256" table:style-name="ce6">
            <text:p>18,340</text:p>
          </table:table-cell>
          <table:table-cell office:value-type="float" office:value="6.1993600000000004" table:style-name="ce7">
            <text:p>6,19936</text:p>
          </table:table-cell>
          <table:table-cell office:value-type="float" office:value="6.2636799999999999" table:style-name="ce7">
            <text:p>6,26368</text:p>
          </table:table-cell>
          <table:table-cell office:value-type="float" office:value="6.1972300000000002" table:style-name="ce8">
            <text:p>6,19723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5634" table:style-name="ce1">
            <text:p>5634</text:p>
          </table:table-cell>
          <table:table-cell office:value-type="string" table:style-name="ce1">
            <text:p>Ticks:</text:p>
          </table:table-cell>
          <table:table-cell office:value-type="float" office:value="6.1824599999999998" table:style-name="ce1">
            <text:p>6,18246</text:p>
          </table:table-cell>
          <table:table-cell table:number-columns-repeated="3" table:style-name="ce1"/>
          <table:table-cell office:value-type="float" office:value="5634" table:style-name="ce5">
            <text:p>5634</text:p>
          </table:table-cell>
          <table:table-cell office:value-type="float" office:value="22.0078125" table:formula="of:=[.I19]/256" table:style-name="ce6">
            <text:p>22,008</text:p>
          </table:table-cell>
          <table:table-cell office:value-type="float" office:value="6.1824599999999998" table:style-name="ce7">
            <text:p>6,18246</text:p>
          </table:table-cell>
          <table:table-cell office:value-type="float" office:value="6.6087999999999996" table:style-name="ce7">
            <text:p>6,6088</text:p>
          </table:table-cell>
          <table:table-cell office:value-type="float" office:value="6.3716699999999999" table:style-name="ce8">
            <text:p>6,37167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6760" table:style-name="ce1">
            <text:p>6760</text:p>
          </table:table-cell>
          <table:table-cell office:value-type="string" table:style-name="ce1">
            <text:p>Ticks:</text:p>
          </table:table-cell>
          <table:table-cell office:value-type="float" office:value="6.1775099999999998" table:style-name="ce1">
            <text:p>6,17751</text:p>
          </table:table-cell>
          <table:table-cell table:number-columns-repeated="3" table:style-name="ce1"/>
          <table:table-cell office:value-type="float" office:value="6760" table:style-name="ce5">
            <text:p>6760</text:p>
          </table:table-cell>
          <table:table-cell office:value-type="float" office:value="26.40625" table:formula="of:=[.I20]/256" table:style-name="ce6">
            <text:p>26,406</text:p>
          </table:table-cell>
          <table:table-cell office:value-type="float" office:value="6.1775099999999998" table:style-name="ce7">
            <text:p>6,17751</text:p>
          </table:table-cell>
          <table:table-cell office:value-type="float" office:value="6.1819499999999996" table:style-name="ce7">
            <text:p>6,18195</text:p>
          </table:table-cell>
          <table:table-cell office:value-type="float" office:value="6.1798799999999998" table:style-name="ce8">
            <text:p>6,17988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8112" table:style-name="ce1">
            <text:p>8112</text:p>
          </table:table-cell>
          <table:table-cell office:value-type="string" table:style-name="ce1">
            <text:p>Ticks:</text:p>
          </table:table-cell>
          <table:table-cell office:value-type="float" office:value="6.1945300000000003" table:style-name="ce1">
            <text:p>6,19453</text:p>
          </table:table-cell>
          <table:table-cell table:number-columns-repeated="3" table:style-name="ce1"/>
          <table:table-cell office:value-type="float" office:value="8112" table:style-name="ce5">
            <text:p>8112</text:p>
          </table:table-cell>
          <table:table-cell office:value-type="float" office:value="31.6875" table:formula="of:=[.I21]/256" table:style-name="ce6">
            <text:p>31,688</text:p>
          </table:table-cell>
          <table:table-cell office:value-type="float" office:value="6.1945300000000003" table:style-name="ce7">
            <text:p>6,19453</text:p>
          </table:table-cell>
          <table:table-cell office:value-type="float" office:value="6.19773" table:style-name="ce7">
            <text:p>6,19773</text:p>
          </table:table-cell>
          <table:table-cell office:value-type="float" office:value="6.1896000000000004" table:style-name="ce8">
            <text:p>6,1896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9734" table:style-name="ce1">
            <text:p>9734</text:p>
          </table:table-cell>
          <table:table-cell office:value-type="string" table:style-name="ce1">
            <text:p>Ticks:</text:p>
          </table:table-cell>
          <table:table-cell office:value-type="float" office:value="6.1941600000000001" table:style-name="ce1">
            <text:p>6,19416</text:p>
          </table:table-cell>
          <table:table-cell table:number-columns-repeated="3" table:style-name="ce1"/>
          <table:table-cell office:value-type="float" office:value="9734" table:style-name="ce5">
            <text:p>9734</text:p>
          </table:table-cell>
          <table:table-cell office:value-type="float" office:value="38.0234375" table:formula="of:=[.I22]/256" table:style-name="ce6">
            <text:p>38,023</text:p>
          </table:table-cell>
          <table:table-cell office:value-type="float" office:value="6.1941600000000001" table:style-name="ce7">
            <text:p>6,19416</text:p>
          </table:table-cell>
          <table:table-cell office:value-type="float" office:value="6.1951900000000002" table:style-name="ce7">
            <text:p>6,19519</text:p>
          </table:table-cell>
          <table:table-cell office:value-type="float" office:value="8.2204599999999992" table:style-name="ce8">
            <text:p>8,22046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11680" table:style-name="ce1">
            <text:p>11680</text:p>
          </table:table-cell>
          <table:table-cell office:value-type="string" table:style-name="ce1">
            <text:p>Ticks:</text:p>
          </table:table-cell>
          <table:table-cell office:value-type="float" office:value="6.20479" table:style-name="ce1">
            <text:p>6,20479</text:p>
          </table:table-cell>
          <table:table-cell table:number-columns-repeated="3" table:style-name="ce1"/>
          <table:table-cell office:value-type="float" office:value="11680" table:style-name="ce5">
            <text:p>11680</text:p>
          </table:table-cell>
          <table:table-cell office:value-type="float" office:value="45.625" table:formula="of:=[.I23]/256" table:style-name="ce6">
            <text:p>45,625</text:p>
          </table:table-cell>
          <table:table-cell office:value-type="float" office:value="6.20479" table:style-name="ce7">
            <text:p>6,20479</text:p>
          </table:table-cell>
          <table:table-cell office:value-type="float" office:value="6.1842499999999996" table:style-name="ce7">
            <text:p>6,18425</text:p>
          </table:table-cell>
          <table:table-cell office:value-type="float" office:value="8.4364699999999999" table:style-name="ce8">
            <text:p>8,43647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14016" table:style-name="ce1">
            <text:p>14016</text:p>
          </table:table-cell>
          <table:table-cell office:value-type="string" table:style-name="ce1">
            <text:p>Ticks:</text:p>
          </table:table-cell>
          <table:table-cell office:value-type="float" office:value="6.1919199999999996" table:style-name="ce1">
            <text:p>6,19192</text:p>
          </table:table-cell>
          <table:table-cell table:number-columns-repeated="3" table:style-name="ce1"/>
          <table:table-cell office:value-type="float" office:value="14016" table:style-name="ce5">
            <text:p>14016</text:p>
          </table:table-cell>
          <table:table-cell office:value-type="float" office:value="54.75" table:formula="of:=[.I24]/256" table:style-name="ce6">
            <text:p>54,750</text:p>
          </table:table-cell>
          <table:table-cell office:value-type="float" office:value="6.1919199999999996" table:style-name="ce7">
            <text:p>6,19192</text:p>
          </table:table-cell>
          <table:table-cell office:value-type="float" office:value="6.1827899999999998" table:style-name="ce7">
            <text:p>6,18279</text:p>
          </table:table-cell>
          <table:table-cell office:value-type="float" office:value="9.2544199999999996" table:style-name="ce8">
            <text:p>9,25442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16819" table:style-name="ce1">
            <text:p>16819</text:p>
          </table:table-cell>
          <table:table-cell office:value-type="string" table:style-name="ce1">
            <text:p>Ticks:</text:p>
          </table:table-cell>
          <table:table-cell office:value-type="float" office:value="6.1884800000000002" table:style-name="ce1">
            <text:p>6,18848</text:p>
          </table:table-cell>
          <table:table-cell table:number-columns-repeated="3" table:style-name="ce1"/>
          <table:table-cell office:value-type="float" office:value="16819" table:style-name="ce5">
            <text:p>16819</text:p>
          </table:table-cell>
          <table:table-cell office:value-type="float" office:value="65.69921875" table:formula="of:=[.I25]/256" table:style-name="ce6">
            <text:p>65,699</text:p>
          </table:table-cell>
          <table:table-cell office:value-type="float" office:value="6.1884800000000002" table:style-name="ce7">
            <text:p>6,18848</text:p>
          </table:table-cell>
          <table:table-cell office:value-type="float" office:value="6.2310499999999998" table:style-name="ce7">
            <text:p>6,23105</text:p>
          </table:table-cell>
          <table:table-cell office:value-type="float" office:value="10.754099999999999" table:style-name="ce8">
            <text:p>10,7541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20182" table:style-name="ce1">
            <text:p>20182</text:p>
          </table:table-cell>
          <table:table-cell office:value-type="string" table:style-name="ce1">
            <text:p>Ticks:</text:p>
          </table:table-cell>
          <table:table-cell office:value-type="float" office:value="6.1982999999999997" table:style-name="ce1">
            <text:p>6,1983</text:p>
          </table:table-cell>
          <table:table-cell table:number-columns-repeated="3" table:style-name="ce1"/>
          <table:table-cell office:value-type="float" office:value="20182" table:style-name="ce5">
            <text:p>20182</text:p>
          </table:table-cell>
          <table:table-cell office:value-type="float" office:value="78.8359375" table:formula="of:=[.I26]/256" table:style-name="ce6">
            <text:p>78,836</text:p>
          </table:table-cell>
          <table:table-cell office:value-type="float" office:value="6.1982999999999997" table:style-name="ce7">
            <text:p>6,1983</text:p>
          </table:table-cell>
          <table:table-cell office:value-type="float" office:value="8.0785800000000005" table:style-name="ce7">
            <text:p>8,07858</text:p>
          </table:table-cell>
          <table:table-cell office:value-type="float" office:value="10.4682" table:style-name="ce8">
            <text:p>10,4682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24218" table:style-name="ce1">
            <text:p>24218</text:p>
          </table:table-cell>
          <table:table-cell office:value-type="string" table:style-name="ce1">
            <text:p>Ticks:</text:p>
          </table:table-cell>
          <table:table-cell office:value-type="float" office:value="6.2934200000000002" table:style-name="ce1">
            <text:p>6,29342</text:p>
          </table:table-cell>
          <table:table-cell table:number-columns-repeated="3" table:style-name="ce1"/>
          <table:table-cell office:value-type="float" office:value="24218" table:style-name="ce5">
            <text:p>24218</text:p>
          </table:table-cell>
          <table:table-cell office:value-type="float" office:value="94.6015625" table:formula="of:=[.I27]/256" table:style-name="ce6">
            <text:p>94,602</text:p>
          </table:table-cell>
          <table:table-cell office:value-type="float" office:value="6.2934200000000002" table:style-name="ce7">
            <text:p>6,29342</text:p>
          </table:table-cell>
          <table:table-cell office:value-type="float" office:value="6.1996900000000004" table:style-name="ce7">
            <text:p>6,19969</text:p>
          </table:table-cell>
          <table:table-cell office:value-type="float" office:value="12.599500000000001" table:style-name="ce8">
            <text:p>12,5995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29061" table:style-name="ce1">
            <text:p>29061</text:p>
          </table:table-cell>
          <table:table-cell office:value-type="string" table:style-name="ce1">
            <text:p>Ticks:</text:p>
          </table:table-cell>
          <table:table-cell office:value-type="float" office:value="6.1990999999999996" table:style-name="ce1">
            <text:p>6,1991</text:p>
          </table:table-cell>
          <table:table-cell table:number-columns-repeated="3" table:style-name="ce1"/>
          <table:table-cell office:value-type="float" office:value="29061" table:style-name="ce5">
            <text:p>29061</text:p>
          </table:table-cell>
          <table:table-cell office:value-type="float" office:value="113.51953125" table:formula="of:=[.I28]/256" table:style-name="ce6">
            <text:p>113,520</text:p>
          </table:table-cell>
          <table:table-cell office:value-type="float" office:value="6.1990999999999996" table:style-name="ce7">
            <text:p>6,1991</text:p>
          </table:table-cell>
          <table:table-cell office:value-type="float" office:value="6.1922899999999998" table:style-name="ce7">
            <text:p>6,19229</text:p>
          </table:table-cell>
          <table:table-cell office:value-type="float" office:value="11.3162" table:style-name="ce8">
            <text:p>11,3162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34873" table:style-name="ce1">
            <text:p>34873</text:p>
          </table:table-cell>
          <table:table-cell office:value-type="string" table:style-name="ce1">
            <text:p>Ticks:</text:p>
          </table:table-cell>
          <table:table-cell office:value-type="float" office:value="6.1947599999999996" table:style-name="ce1">
            <text:p>6,19476</text:p>
          </table:table-cell>
          <table:table-cell table:number-columns-repeated="3" table:style-name="ce1"/>
          <table:table-cell office:value-type="float" office:value="34873" table:style-name="ce5">
            <text:p>34873</text:p>
          </table:table-cell>
          <table:table-cell office:value-type="float" office:value="136.22265625" table:formula="of:=[.I29]/256" table:style-name="ce6">
            <text:p>136,223</text:p>
          </table:table-cell>
          <table:table-cell office:value-type="float" office:value="6.1947599999999996" table:style-name="ce7">
            <text:p>6,19476</text:p>
          </table:table-cell>
          <table:table-cell office:value-type="float" office:value="6.4873700000000003" table:style-name="ce7">
            <text:p>6,48737</text:p>
          </table:table-cell>
          <table:table-cell office:value-type="float" office:value="11.6549" table:style-name="ce8">
            <text:p>11,6549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41847" table:style-name="ce1">
            <text:p>41847</text:p>
          </table:table-cell>
          <table:table-cell office:value-type="string" table:style-name="ce1">
            <text:p>Ticks:</text:p>
          </table:table-cell>
          <table:table-cell office:value-type="float" office:value="6.3963000000000001" table:style-name="ce1">
            <text:p>6,3963</text:p>
          </table:table-cell>
          <table:table-cell table:number-columns-repeated="3" table:style-name="ce1"/>
          <table:table-cell office:value-type="float" office:value="41847" table:style-name="ce5">
            <text:p>41847</text:p>
          </table:table-cell>
          <table:table-cell office:value-type="float" office:value="163.46484375" table:formula="of:=[.I30]/256" table:style-name="ce6">
            <text:p>163,465</text:p>
          </table:table-cell>
          <table:table-cell office:value-type="float" office:value="6.3963000000000001" table:style-name="ce7">
            <text:p>6,3963</text:p>
          </table:table-cell>
          <table:table-cell office:value-type="float" office:value="6.1888300000000003" table:style-name="ce7">
            <text:p>6,18883</text:p>
          </table:table-cell>
          <table:table-cell office:value-type="float" office:value="12.318899999999999" table:style-name="ce8">
            <text:p>12,3189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50216" table:style-name="ce1">
            <text:p>50216</text:p>
          </table:table-cell>
          <table:table-cell office:value-type="string" table:style-name="ce1">
            <text:p>Ticks:</text:p>
          </table:table-cell>
          <table:table-cell office:value-type="float" office:value="6.1943999999999999" table:style-name="ce1">
            <text:p>6,1944</text:p>
          </table:table-cell>
          <table:table-cell table:number-columns-repeated="3" table:style-name="ce1"/>
          <table:table-cell office:value-type="float" office:value="50216" table:style-name="ce5">
            <text:p>50216</text:p>
          </table:table-cell>
          <table:table-cell office:value-type="float" office:value="196.15625" table:formula="of:=[.I31]/256" table:style-name="ce6">
            <text:p>196,156</text:p>
          </table:table-cell>
          <table:table-cell office:value-type="float" office:value="6.1943999999999999" table:style-name="ce7">
            <text:p>6,1944</text:p>
          </table:table-cell>
          <table:table-cell office:value-type="float" office:value="6.1907399999999999" table:style-name="ce7">
            <text:p>6,19074</text:p>
          </table:table-cell>
          <table:table-cell office:value-type="float" office:value="13.048400000000001" table:style-name="ce8">
            <text:p>13,0484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60259" table:style-name="ce1">
            <text:p>60259</text:p>
          </table:table-cell>
          <table:table-cell office:value-type="string" table:style-name="ce1">
            <text:p>Ticks:</text:p>
          </table:table-cell>
          <table:table-cell office:value-type="float" office:value="6.7783100000000003" table:style-name="ce1">
            <text:p>6,77831</text:p>
          </table:table-cell>
          <table:table-cell table:number-columns-repeated="3" table:style-name="ce1"/>
          <table:table-cell office:value-type="float" office:value="60259" table:style-name="ce5">
            <text:p>60259</text:p>
          </table:table-cell>
          <table:table-cell office:value-type="float" office:value="235.38671875" table:formula="of:=[.I32]/256" table:style-name="ce6">
            <text:p>235,387</text:p>
          </table:table-cell>
          <table:table-cell office:value-type="float" office:value="6.7783100000000003" table:style-name="ce7">
            <text:p>6,77831</text:p>
          </table:table-cell>
          <table:table-cell office:value-type="float" office:value="6.2254300000000002" table:style-name="ce7">
            <text:p>6,22543</text:p>
          </table:table-cell>
          <table:table-cell office:value-type="float" office:value="15.317600000000001" table:style-name="ce8">
            <text:p>15,3176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72310" table:style-name="ce1">
            <text:p>72310</text:p>
          </table:table-cell>
          <table:table-cell office:value-type="string" table:style-name="ce1">
            <text:p>Ticks:</text:p>
          </table:table-cell>
          <table:table-cell office:value-type="float" office:value="6.2017699999999998" table:style-name="ce1">
            <text:p>6,20177</text:p>
          </table:table-cell>
          <table:table-cell table:number-columns-repeated="3" table:style-name="ce1"/>
          <table:table-cell office:value-type="float" office:value="72310" table:style-name="ce5">
            <text:p>72310</text:p>
          </table:table-cell>
          <table:table-cell office:value-type="float" office:value="282.4609375" table:formula="of:=[.I33]/256" table:style-name="ce6">
            <text:p>282,461</text:p>
          </table:table-cell>
          <table:table-cell office:value-type="float" office:value="6.2017699999999998" table:style-name="ce7">
            <text:p>6,20177</text:p>
          </table:table-cell>
          <table:table-cell office:value-type="float" office:value="6.2603799999999996" table:style-name="ce7">
            <text:p>6,26038</text:p>
          </table:table-cell>
          <table:table-cell office:value-type="float" office:value="18.729199999999999" table:style-name="ce8">
            <text:p>18,7292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86772" table:style-name="ce1">
            <text:p>86772</text:p>
          </table:table-cell>
          <table:table-cell office:value-type="string" table:style-name="ce1">
            <text:p>Ticks:</text:p>
          </table:table-cell>
          <table:table-cell office:value-type="float" office:value="6.20749" table:style-name="ce1">
            <text:p>6,20749</text:p>
          </table:table-cell>
          <table:table-cell table:number-columns-repeated="3" table:style-name="ce1"/>
          <table:table-cell office:value-type="float" office:value="86772" table:style-name="ce5">
            <text:p>86772</text:p>
          </table:table-cell>
          <table:table-cell office:value-type="float" office:value="338.953125" table:formula="of:=[.I34]/256" table:style-name="ce6">
            <text:p>338,953</text:p>
          </table:table-cell>
          <table:table-cell office:value-type="float" office:value="6.20749" table:style-name="ce7">
            <text:p>6,20749</text:p>
          </table:table-cell>
          <table:table-cell office:value-type="float" office:value="6.2085699999999999" table:style-name="ce7">
            <text:p>6,20857</text:p>
          </table:table-cell>
          <table:table-cell office:value-type="float" office:value="22.209099999999999" table:style-name="ce8">
            <text:p>22,2091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104126" table:style-name="ce1">
            <text:p>104126</text:p>
          </table:table-cell>
          <table:table-cell office:value-type="string" table:style-name="ce1">
            <text:p>Ticks:</text:p>
          </table:table-cell>
          <table:table-cell office:value-type="float" office:value="6.2158199999999999" table:style-name="ce1">
            <text:p>6,21582</text:p>
          </table:table-cell>
          <table:table-cell table:number-columns-repeated="3" table:style-name="ce1"/>
          <table:table-cell office:value-type="float" office:value="104126" table:style-name="ce5">
            <text:p>104126</text:p>
          </table:table-cell>
          <table:table-cell office:value-type="float" office:value="406.7421875" table:formula="of:=[.I35]/256" table:style-name="ce6">
            <text:p>406,742</text:p>
          </table:table-cell>
          <table:table-cell office:value-type="float" office:value="6.2158199999999999" table:style-name="ce7">
            <text:p>6,21582</text:p>
          </table:table-cell>
          <table:table-cell office:value-type="float" office:value="6.2112600000000002" table:style-name="ce7">
            <text:p>6,21126</text:p>
          </table:table-cell>
          <table:table-cell office:value-type="float" office:value="25.0809" table:style-name="ce8">
            <text:p>25,080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124951" table:style-name="ce1">
            <text:p>124951</text:p>
          </table:table-cell>
          <table:table-cell office:value-type="string" table:style-name="ce1">
            <text:p>Ticks:</text:p>
          </table:table-cell>
          <table:table-cell office:value-type="float" office:value="6.2157499999999999" table:style-name="ce1">
            <text:p>6,21575</text:p>
          </table:table-cell>
          <table:table-cell table:number-columns-repeated="3" table:style-name="ce1"/>
          <table:table-cell office:value-type="float" office:value="124951" table:style-name="ce5">
            <text:p>124951</text:p>
          </table:table-cell>
          <table:table-cell office:value-type="float" office:value="488.08984375" table:formula="of:=[.I36]/256" table:style-name="ce6">
            <text:p>488,090</text:p>
          </table:table-cell>
          <table:table-cell office:value-type="float" office:value="6.2157499999999999" table:style-name="ce7">
            <text:p>6,21575</text:p>
          </table:table-cell>
          <table:table-cell office:value-type="float" office:value="6.2283600000000003" table:style-name="ce7">
            <text:p>6,22836</text:p>
          </table:table-cell>
          <table:table-cell office:value-type="float" office:value="28.155999999999999" table:style-name="ce8">
            <text:p>28,15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149941" table:style-name="ce1">
            <text:p>149941</text:p>
          </table:table-cell>
          <table:table-cell office:value-type="string" table:style-name="ce1">
            <text:p>Ticks:</text:p>
          </table:table-cell>
          <table:table-cell office:value-type="float" office:value="6.21631" table:style-name="ce1">
            <text:p>6,21631</text:p>
          </table:table-cell>
          <table:table-cell table:number-columns-repeated="3" table:style-name="ce1"/>
          <table:table-cell office:value-type="float" office:value="149941" table:style-name="ce5">
            <text:p>149941</text:p>
          </table:table-cell>
          <table:table-cell office:value-type="float" office:value="585.70703125" table:formula="of:=[.I37]/256" table:style-name="ce6">
            <text:p>585,707</text:p>
          </table:table-cell>
          <table:table-cell office:value-type="float" office:value="6.21631" table:style-name="ce7">
            <text:p>6,21631</text:p>
          </table:table-cell>
          <table:table-cell office:value-type="float" office:value="6.2140000000000004" table:style-name="ce7">
            <text:p>6,214</text:p>
          </table:table-cell>
          <table:table-cell office:value-type="float" office:value="30.855399999999999" table:style-name="ce8">
            <text:p>30,855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179929" table:style-name="ce1">
            <text:p>179929</text:p>
          </table:table-cell>
          <table:table-cell office:value-type="string" table:style-name="ce1">
            <text:p>Ticks:</text:p>
          </table:table-cell>
          <table:table-cell office:value-type="float" office:value="6.2163599999999999" table:style-name="ce1">
            <text:p>6,21636</text:p>
          </table:table-cell>
          <table:table-cell table:number-columns-repeated="3" table:style-name="ce1"/>
          <table:table-cell office:value-type="float" office:value="179929" table:style-name="ce5">
            <text:p>179929</text:p>
          </table:table-cell>
          <table:table-cell office:value-type="float" office:value="702.84765625" table:formula="of:=[.I38]/256" table:style-name="ce6">
            <text:p>702,848</text:p>
          </table:table-cell>
          <table:table-cell office:value-type="float" office:value="6.2163599999999999" table:style-name="ce7">
            <text:p>6,21636</text:p>
          </table:table-cell>
          <table:table-cell office:value-type="float" office:value="6.2294200000000002" table:style-name="ce7">
            <text:p>6,22942</text:p>
          </table:table-cell>
          <table:table-cell office:value-type="float" office:value="33.285899999999998" table:style-name="ce8">
            <text:p>33,285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215914" table:style-name="ce1">
            <text:p>215914</text:p>
          </table:table-cell>
          <table:table-cell office:value-type="string" table:style-name="ce1">
            <text:p>Ticks:</text:p>
          </table:table-cell>
          <table:table-cell office:value-type="float" office:value="6.22804" table:style-name="ce1">
            <text:p>6,22804</text:p>
          </table:table-cell>
          <table:table-cell table:number-columns-repeated="3" table:style-name="ce1"/>
          <table:table-cell office:value-type="float" office:value="215914" table:style-name="ce5">
            <text:p>215914</text:p>
          </table:table-cell>
          <table:table-cell office:value-type="float" office:value="843.4140625" table:formula="of:=[.I39]/256" table:style-name="ce6">
            <text:p>843,414</text:p>
          </table:table-cell>
          <table:table-cell office:value-type="float" office:value="6.22804" table:style-name="ce7">
            <text:p>6,22804</text:p>
          </table:table-cell>
          <table:table-cell office:value-type="float" office:value="6.2173400000000001" table:style-name="ce7">
            <text:p>6,21734</text:p>
          </table:table-cell>
          <table:table-cell office:value-type="float" office:value="35.245399999999997" table:style-name="ce8">
            <text:p>35,245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259096" table:style-name="ce1">
            <text:p>259096</text:p>
          </table:table-cell>
          <table:table-cell office:value-type="string" table:style-name="ce1">
            <text:p>Ticks:</text:p>
          </table:table-cell>
          <table:table-cell office:value-type="float" office:value="6.2141599999999997" table:style-name="ce1">
            <text:p>6,21416</text:p>
          </table:table-cell>
          <table:table-cell table:number-columns-repeated="3" table:style-name="ce1"/>
          <table:table-cell office:value-type="float" office:value="259096" table:style-name="ce5">
            <text:p>259096</text:p>
          </table:table-cell>
          <table:table-cell office:value-type="float" office:value="1012.09375" table:formula="of:=[.I40]/256" table:style-name="ce6">
            <text:p>1012,094</text:p>
          </table:table-cell>
          <table:table-cell office:value-type="float" office:value="6.2141599999999997" table:style-name="ce7">
            <text:p>6,21416</text:p>
          </table:table-cell>
          <table:table-cell office:value-type="float" office:value="6.2159899999999997" table:style-name="ce7">
            <text:p>6,21599</text:p>
          </table:table-cell>
          <table:table-cell office:value-type="float" office:value="36.877600000000001" table:style-name="ce8">
            <text:p>36,877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310915" table:style-name="ce1">
            <text:p>310915</text:p>
          </table:table-cell>
          <table:table-cell office:value-type="string" table:style-name="ce1">
            <text:p>Ticks:</text:p>
          </table:table-cell>
          <table:table-cell office:value-type="float" office:value="6.2164099999999998" table:style-name="ce1">
            <text:p>6,21641</text:p>
          </table:table-cell>
          <table:table-cell table:number-columns-repeated="3" table:style-name="ce1"/>
          <table:table-cell office:value-type="float" office:value="310915" table:style-name="ce5">
            <text:p>310915</text:p>
          </table:table-cell>
          <table:table-cell office:value-type="float" office:value="1214.51171875" table:formula="of:=[.I41]/256" table:style-name="ce6">
            <text:p>1214,512</text:p>
          </table:table-cell>
          <table:table-cell office:value-type="float" office:value="6.2164099999999998" table:style-name="ce7">
            <text:p>6,21641</text:p>
          </table:table-cell>
          <table:table-cell office:value-type="float" office:value="6.22072" table:style-name="ce7">
            <text:p>6,22072</text:p>
          </table:table-cell>
          <table:table-cell office:value-type="float" office:value="38.338700000000003" table:style-name="ce8">
            <text:p>38,338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373098" table:style-name="ce1">
            <text:p>373098</text:p>
          </table:table-cell>
          <table:table-cell office:value-type="string" table:style-name="ce1">
            <text:p>Ticks:</text:p>
          </table:table-cell>
          <table:table-cell office:value-type="float" office:value="6.2146600000000003" table:style-name="ce1">
            <text:p>6,21466</text:p>
          </table:table-cell>
          <table:table-cell table:number-columns-repeated="3" table:style-name="ce1"/>
          <table:table-cell office:value-type="float" office:value="373098" table:style-name="ce5">
            <text:p>373098</text:p>
          </table:table-cell>
          <table:table-cell office:value-type="float" office:value="1457.4140625" table:formula="of:=[.I42]/256" table:style-name="ce6">
            <text:p>1457,414</text:p>
          </table:table-cell>
          <table:table-cell office:value-type="float" office:value="6.2146600000000003" table:style-name="ce7">
            <text:p>6,21466</text:p>
          </table:table-cell>
          <table:table-cell office:value-type="float" office:value="6.2450200000000002" table:style-name="ce7">
            <text:p>6,24502</text:p>
          </table:table-cell>
          <table:table-cell office:value-type="float" office:value="44.3035" table:style-name="ce8">
            <text:p>44,303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447717" table:style-name="ce1">
            <text:p>447717</text:p>
          </table:table-cell>
          <table:table-cell office:value-type="string" table:style-name="ce1">
            <text:p>Ticks:</text:p>
          </table:table-cell>
          <table:table-cell office:value-type="float" office:value="6.2466600000000003" table:style-name="ce1">
            <text:p>6,24666</text:p>
          </table:table-cell>
          <table:table-cell table:number-columns-repeated="3" table:style-name="ce1"/>
          <table:table-cell office:value-type="float" office:value="447717" table:style-name="ce5">
            <text:p>447717</text:p>
          </table:table-cell>
          <table:table-cell office:value-type="float" office:value="1748.89453125" table:formula="of:=[.I43]/256" table:style-name="ce6">
            <text:p>1748,895</text:p>
          </table:table-cell>
          <table:table-cell office:value-type="float" office:value="6.2466600000000003" table:style-name="ce7">
            <text:p>6,24666</text:p>
          </table:table-cell>
          <table:table-cell office:value-type="float" office:value="6.2719100000000001" table:style-name="ce7">
            <text:p>6,27191</text:p>
          </table:table-cell>
          <table:table-cell office:value-type="float" office:value="41.8626" table:style-name="ce8">
            <text:p>41,862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537260" table:style-name="ce1">
            <text:p>537260</text:p>
          </table:table-cell>
          <table:table-cell office:value-type="string" table:style-name="ce1">
            <text:p>Ticks:</text:p>
          </table:table-cell>
          <table:table-cell office:value-type="float" office:value="6.3437900000000003" table:style-name="ce1">
            <text:p>6,34379</text:p>
          </table:table-cell>
          <table:table-cell table:number-columns-repeated="3" table:style-name="ce1"/>
          <table:table-cell office:value-type="float" office:value="537260" table:style-name="ce5">
            <text:p>537260</text:p>
          </table:table-cell>
          <table:table-cell office:value-type="float" office:value="2098.671875" table:formula="of:=[.I44]/256" table:style-name="ce6">
            <text:p>2098,672</text:p>
          </table:table-cell>
          <table:table-cell office:value-type="float" office:value="6.3437900000000003" table:style-name="ce7">
            <text:p>6,34379</text:p>
          </table:table-cell>
          <table:table-cell office:value-type="float" office:value="6.2664999999999997" table:style-name="ce7">
            <text:p>6,2665</text:p>
          </table:table-cell>
          <table:table-cell office:value-type="float" office:value="52.162799999999997" table:style-name="ce8">
            <text:p>52,162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644712" table:style-name="ce1">
            <text:p>644712</text:p>
          </table:table-cell>
          <table:table-cell office:value-type="string" table:style-name="ce1">
            <text:p>Ticks:</text:p>
          </table:table-cell>
          <table:table-cell office:value-type="float" office:value="6.2540300000000002" table:style-name="ce1">
            <text:p>6,25403</text:p>
          </table:table-cell>
          <table:table-cell table:number-columns-repeated="3" table:style-name="ce1"/>
          <table:table-cell office:value-type="float" office:value="644712" table:style-name="ce5">
            <text:p>644712</text:p>
          </table:table-cell>
          <table:table-cell office:value-type="float" office:value="2518.40625" table:formula="of:=[.I45]/256" table:style-name="ce6">
            <text:p>2518,406</text:p>
          </table:table-cell>
          <table:table-cell office:value-type="float" office:value="6.2540300000000002" table:style-name="ce7">
            <text:p>6,25403</text:p>
          </table:table-cell>
          <table:table-cell office:value-type="float" office:value="6.3986200000000002" table:style-name="ce7">
            <text:p>6,39862</text:p>
          </table:table-cell>
          <table:table-cell office:value-type="float" office:value="70.778000000000006" table:style-name="ce8">
            <text:p>70,77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773654" table:style-name="ce1">
            <text:p>773654</text:p>
          </table:table-cell>
          <table:table-cell office:value-type="string" table:style-name="ce1">
            <text:p>Ticks:</text:p>
          </table:table-cell>
          <table:table-cell office:value-type="float" office:value="6.5375199999999998" table:style-name="ce1">
            <text:p>6,53752</text:p>
          </table:table-cell>
          <table:table-cell table:number-columns-repeated="3" table:style-name="ce1"/>
          <table:table-cell office:value-type="float" office:value="773654" table:style-name="ce5">
            <text:p>773654</text:p>
          </table:table-cell>
          <table:table-cell office:value-type="float" office:value="3022.0859375" table:formula="of:=[.I46]/256" table:style-name="ce6">
            <text:p>3022,086</text:p>
          </table:table-cell>
          <table:table-cell office:value-type="float" office:value="6.5375199999999998" table:style-name="ce7">
            <text:p>6,53752</text:p>
          </table:table-cell>
          <table:table-cell office:value-type="float" office:value="6.3246200000000004" table:style-name="ce7">
            <text:p>6,32462</text:p>
          </table:table-cell>
          <table:table-cell office:value-type="float" office:value="85.997900000000001" table:style-name="ce8">
            <text:p>85,997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928384" table:style-name="ce1">
            <text:p>928384</text:p>
          </table:table-cell>
          <table:table-cell office:value-type="string" table:style-name="ce1">
            <text:p>Ticks:</text:p>
          </table:table-cell>
          <table:table-cell office:value-type="float" office:value="6.3041299999999998" table:style-name="ce1">
            <text:p>6,30413</text:p>
          </table:table-cell>
          <table:table-cell table:number-columns-repeated="3" table:style-name="ce1"/>
          <table:table-cell office:value-type="float" office:value="928384" table:style-name="ce5">
            <text:p>928384</text:p>
          </table:table-cell>
          <table:table-cell office:value-type="float" office:value="3626.5" table:formula="of:=[.I47]/256" table:style-name="ce6">
            <text:p>3626,500</text:p>
          </table:table-cell>
          <table:table-cell office:value-type="float" office:value="6.3041299999999998" table:style-name="ce7">
            <text:p>6,30413</text:p>
          </table:table-cell>
          <table:table-cell office:value-type="float" office:value="6.3296099999999997" table:style-name="ce7">
            <text:p>6,32961</text:p>
          </table:table-cell>
          <table:table-cell office:value-type="float" office:value="98.644300000000001" table:style-name="ce8">
            <text:p>98,644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1114060" table:style-name="ce1">
            <text:p>1114060</text:p>
          </table:table-cell>
          <table:table-cell office:value-type="string" table:style-name="ce1">
            <text:p>Ticks:</text:p>
          </table:table-cell>
          <table:table-cell office:value-type="float" office:value="6.3334799999999998" table:style-name="ce1">
            <text:p>6,33348</text:p>
          </table:table-cell>
          <table:table-cell table:number-columns-repeated="3" table:style-name="ce1"/>
          <table:table-cell office:value-type="float" office:value="1114060" table:style-name="ce5">
            <text:p>1114060</text:p>
          </table:table-cell>
          <table:table-cell office:value-type="float" office:value="4351.796875" table:formula="of:=[.I48]/256" table:style-name="ce6">
            <text:p>4351,797</text:p>
          </table:table-cell>
          <table:table-cell office:value-type="float" office:value="6.3334799999999998" table:style-name="ce7">
            <text:p>6,33348</text:p>
          </table:table-cell>
          <table:table-cell office:value-type="float" office:value="6.39377" table:style-name="ce7">
            <text:p>6,39377</text:p>
          </table:table-cell>
          <table:table-cell office:value-type="float" office:value="117.26300000000001" table:style-name="ce8">
            <text:p>117,26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1336872" table:style-name="ce1">
            <text:p>1336872</text:p>
          </table:table-cell>
          <table:table-cell office:value-type="string" table:style-name="ce1">
            <text:p>Ticks:</text:p>
          </table:table-cell>
          <table:table-cell office:value-type="float" office:value="6.3856599999999997" table:style-name="ce1">
            <text:p>6,38566</text:p>
          </table:table-cell>
          <table:table-cell table:number-columns-repeated="3" table:style-name="ce1"/>
          <table:table-cell office:value-type="float" office:value="1336872" table:style-name="ce5">
            <text:p>1336872</text:p>
          </table:table-cell>
          <table:table-cell office:value-type="float" office:value="5222.15625" table:formula="of:=[.I49]/256" table:style-name="ce6">
            <text:p>5222,156</text:p>
          </table:table-cell>
          <table:table-cell office:value-type="float" office:value="6.3856599999999997" table:style-name="ce7">
            <text:p>6,38566</text:p>
          </table:table-cell>
          <table:table-cell office:value-type="float" office:value="6.3948200000000002" table:style-name="ce7">
            <text:p>6,39482</text:p>
          </table:table-cell>
          <table:table-cell office:value-type="float" office:value="133.99199999999999" table:style-name="ce8">
            <text:p>133,99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1604246" table:style-name="ce1">
            <text:p>1604246</text:p>
          </table:table-cell>
          <table:table-cell office:value-type="string" table:style-name="ce1">
            <text:p>Ticks:</text:p>
          </table:table-cell>
          <table:table-cell office:value-type="float" office:value="6.4001700000000001" table:style-name="ce1">
            <text:p>6,40017</text:p>
          </table:table-cell>
          <table:table-cell table:number-columns-repeated="3" table:style-name="ce1"/>
          <table:table-cell office:value-type="float" office:value="1604246" table:style-name="ce5">
            <text:p>1604246</text:p>
          </table:table-cell>
          <table:table-cell office:value-type="float" office:value="6266.5859375" table:formula="of:=[.I50]/256" table:style-name="ce6">
            <text:p>6266,586</text:p>
          </table:table-cell>
          <table:table-cell office:value-type="float" office:value="6.4001700000000001" table:style-name="ce7">
            <text:p>6,40017</text:p>
          </table:table-cell>
          <table:table-cell office:value-type="float" office:value="6.4218000000000002" table:style-name="ce7">
            <text:p>6,4218</text:p>
          </table:table-cell>
          <table:table-cell office:value-type="float" office:value="159.196" table:style-name="ce8">
            <text:p>159,19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1925095" table:style-name="ce1">
            <text:p>1925095</text:p>
          </table:table-cell>
          <table:table-cell office:value-type="string" table:style-name="ce1">
            <text:p>Ticks:</text:p>
          </table:table-cell>
          <table:table-cell office:value-type="float" office:value="6.4162800000000004" table:style-name="ce1">
            <text:p>6,41628</text:p>
          </table:table-cell>
          <table:table-cell table:number-columns-repeated="3" table:style-name="ce1"/>
          <table:table-cell office:value-type="float" office:value="1925095" table:style-name="ce5">
            <text:p>1925095</text:p>
          </table:table-cell>
          <table:table-cell office:value-type="float" office:value="7519.90234375" table:formula="of:=[.I51]/256" table:style-name="ce6">
            <text:p>7519,902</text:p>
          </table:table-cell>
          <table:table-cell office:value-type="float" office:value="6.4162800000000004" table:style-name="ce7">
            <text:p>6,41628</text:p>
          </table:table-cell>
          <table:table-cell office:value-type="float" office:value="6.4171699999999996" table:style-name="ce7">
            <text:p>6,41717</text:p>
          </table:table-cell>
          <table:table-cell office:value-type="float" office:value="175.92" table:style-name="ce8">
            <text:p>175,9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2310114" table:style-name="ce1">
            <text:p>2310114</text:p>
          </table:table-cell>
          <table:table-cell office:value-type="string" table:style-name="ce1">
            <text:p>Ticks:</text:p>
          </table:table-cell>
          <table:table-cell office:value-type="float" office:value="6.4435399999999996" table:style-name="ce1">
            <text:p>6,44354</text:p>
          </table:table-cell>
          <table:table-cell table:number-columns-repeated="3" table:style-name="ce1"/>
          <table:table-cell office:value-type="float" office:value="2310114" table:style-name="ce5">
            <text:p>2310114</text:p>
          </table:table-cell>
          <table:table-cell office:value-type="float" office:value="9023.8828125" table:formula="of:=[.I52]/256" table:style-name="ce6">
            <text:p>9023,883</text:p>
          </table:table-cell>
          <table:table-cell office:value-type="float" office:value="6.4435399999999996" table:style-name="ce7">
            <text:p>6,44354</text:p>
          </table:table-cell>
          <table:table-cell office:value-type="float" office:value="6.4271900000000004" table:style-name="ce7">
            <text:p>6,42719</text:p>
          </table:table-cell>
          <table:table-cell office:value-type="float" office:value="193.08600000000001" table:style-name="ce8">
            <text:p>193,08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2772136" table:style-name="ce1">
            <text:p>2772136</text:p>
          </table:table-cell>
          <table:table-cell office:value-type="string" table:style-name="ce1">
            <text:p>Ticks:</text:p>
          </table:table-cell>
          <table:table-cell office:value-type="float" office:value="6.4059200000000001" table:style-name="ce1">
            <text:p>6,40592</text:p>
          </table:table-cell>
          <table:table-cell table:number-columns-repeated="3" table:style-name="ce1"/>
          <table:table-cell office:value-type="float" office:value="2772136" table:style-name="ce5">
            <text:p>2772136</text:p>
          </table:table-cell>
          <table:table-cell office:value-type="float" office:value="10828.65625" table:formula="of:=[.I53]/256" table:style-name="ce6">
            <text:p>10828,656</text:p>
          </table:table-cell>
          <table:table-cell office:value-type="float" office:value="6.4059200000000001" table:style-name="ce7">
            <text:p>6,40592</text:p>
          </table:table-cell>
          <table:table-cell office:value-type="float" office:value="6.4424400000000004" table:style-name="ce7">
            <text:p>6,44244</text:p>
          </table:table-cell>
          <table:table-cell office:value-type="float" office:value="212.79900000000001" table:style-name="ce8">
            <text:p>212,79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3326563" table:style-name="ce1">
            <text:p>3326563</text:p>
          </table:table-cell>
          <table:table-cell office:value-type="string" table:style-name="ce1">
            <text:p>Ticks:</text:p>
          </table:table-cell>
          <table:table-cell office:value-type="float" office:value="6.4021999999999997" table:style-name="ce1">
            <text:p>6,4022</text:p>
          </table:table-cell>
          <table:table-cell table:number-columns-repeated="3" table:style-name="ce1"/>
          <table:table-cell office:value-type="float" office:value="3326563" table:style-name="ce5">
            <text:p>3326563</text:p>
          </table:table-cell>
          <table:table-cell office:value-type="float" office:value="12994.38671875" table:formula="of:=[.I54]/256" table:style-name="ce6">
            <text:p>12994,387</text:p>
          </table:table-cell>
          <table:table-cell office:value-type="float" office:value="6.4021999999999997" table:style-name="ce7">
            <text:p>6,4022</text:p>
          </table:table-cell>
          <table:table-cell office:value-type="float" office:value="6.4443299999999999" table:style-name="ce7">
            <text:p>6,44433</text:p>
          </table:table-cell>
          <table:table-cell office:value-type="float" office:value="223.02799999999999" table:style-name="ce8">
            <text:p>223,02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3991875" table:style-name="ce1">
            <text:p>3991875</text:p>
          </table:table-cell>
          <table:table-cell office:value-type="string" table:style-name="ce1">
            <text:p>Ticks:</text:p>
          </table:table-cell>
          <table:table-cell office:value-type="float" office:value="6.4294000000000002" table:style-name="ce1">
            <text:p>6,4294</text:p>
          </table:table-cell>
          <table:table-cell table:number-columns-repeated="3" table:style-name="ce1"/>
          <table:table-cell office:value-type="float" office:value="3991875" table:style-name="ce5">
            <text:p>3991875</text:p>
          </table:table-cell>
          <table:table-cell office:value-type="float" office:value="15593.26171875" table:formula="of:=[.I55]/256" table:style-name="ce6">
            <text:p>15593,262</text:p>
          </table:table-cell>
          <table:table-cell office:value-type="float" office:value="6.4294000000000002" table:style-name="ce7">
            <text:p>6,4294</text:p>
          </table:table-cell>
          <table:table-cell office:value-type="float" office:value="6.4353400000000001" table:style-name="ce7">
            <text:p>6,43534</text:p>
          </table:table-cell>
          <table:table-cell office:value-type="float" office:value="233.60300000000001" table:style-name="ce8">
            <text:p>233,60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4790250" table:style-name="ce1">
            <text:p>4790250</text:p>
          </table:table-cell>
          <table:table-cell office:value-type="string" table:style-name="ce1">
            <text:p>Ticks:</text:p>
          </table:table-cell>
          <table:table-cell office:value-type="float" office:value="6.4199599999999997" table:style-name="ce1">
            <text:p>6,41996</text:p>
          </table:table-cell>
          <table:table-cell table:number-columns-repeated="3" table:style-name="ce1"/>
          <table:table-cell office:value-type="float" office:value="4790250" table:style-name="ce5">
            <text:p>4790250</text:p>
          </table:table-cell>
          <table:table-cell office:value-type="float" office:value="18711.9140625" table:formula="of:=[.I56]/256" table:style-name="ce6">
            <text:p>18711,914</text:p>
          </table:table-cell>
          <table:table-cell office:value-type="float" office:value="6.4199599999999997" table:style-name="ce7">
            <text:p>6,41996</text:p>
          </table:table-cell>
          <table:table-cell office:value-type="float" office:value="6.5302300000000004" table:style-name="ce7">
            <text:p>6,53023</text:p>
          </table:table-cell>
          <table:table-cell office:value-type="float" office:value="243.01900000000001" table:style-name="ce8">
            <text:p>243,01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5748300" table:style-name="ce1">
            <text:p>5748300</text:p>
          </table:table-cell>
          <table:table-cell office:value-type="string" table:style-name="ce1">
            <text:p>Ticks:</text:p>
          </table:table-cell>
          <table:table-cell office:value-type="float" office:value="6.5554399999999999" table:style-name="ce1">
            <text:p>6,55544</text:p>
          </table:table-cell>
          <table:table-cell table:number-columns-repeated="3" table:style-name="ce1"/>
          <table:table-cell office:value-type="float" office:value="5748300" table:style-name="ce5">
            <text:p>5748300</text:p>
          </table:table-cell>
          <table:table-cell office:value-type="float" office:value="22454.296875" table:formula="of:=[.I57]/256" table:style-name="ce6">
            <text:p>22454,297</text:p>
          </table:table-cell>
          <table:table-cell office:value-type="float" office:value="6.5554399999999999" table:style-name="ce7">
            <text:p>6,55544</text:p>
          </table:table-cell>
          <table:table-cell office:value-type="float" office:value="6.4256500000000001" table:style-name="ce7">
            <text:p>6,42565</text:p>
          </table:table-cell>
          <table:table-cell office:value-type="float" office:value="248.57499999999999" table:style-name="ce8">
            <text:p>248,57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6897960" table:style-name="ce1">
            <text:p>6897960</text:p>
          </table:table-cell>
          <table:table-cell office:value-type="string" table:style-name="ce1">
            <text:p>Ticks:</text:p>
          </table:table-cell>
          <table:table-cell office:value-type="float" office:value="6.4225300000000001" table:style-name="ce1">
            <text:p>6,42253</text:p>
          </table:table-cell>
          <table:table-cell table:number-columns-repeated="3" table:style-name="ce1"/>
          <table:table-cell office:value-type="float" office:value="6897960" table:style-name="ce5">
            <text:p>6897960</text:p>
          </table:table-cell>
          <table:table-cell office:value-type="float" office:value="26945.15625" table:formula="of:=[.I58]/256" table:style-name="ce6">
            <text:p>26945,156</text:p>
          </table:table-cell>
          <table:table-cell office:value-type="float" office:value="6.4225300000000001" table:style-name="ce7">
            <text:p>6,42253</text:p>
          </table:table-cell>
          <table:table-cell office:value-type="float" office:value="6.4207299999999998" table:style-name="ce7">
            <text:p>6,42073</text:p>
          </table:table-cell>
          <table:table-cell office:value-type="float" office:value="255.14599999999999" table:style-name="ce8">
            <text:p>255,14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traight:</text:p>
          </table:table-cell>
          <table:table-cell office:value-type="string" table:style-name="ce1">
            <text:p>Number:</text:p>
          </table:table-cell>
          <table:table-cell office:value-type="float" office:value="8277552" table:style-name="ce1">
            <text:p>8277552</text:p>
          </table:table-cell>
          <table:table-cell office:value-type="string" table:style-name="ce1">
            <text:p>Ticks:</text:p>
          </table:table-cell>
          <table:table-cell office:value-type="float" office:value="6.4249999999999998" table:style-name="ce1">
            <text:p>6,425</text:p>
          </table:table-cell>
          <table:table-cell table:number-columns-repeated="3" table:style-name="ce1"/>
          <table:table-cell office:value-type="float" office:value="8277552" table:style-name="ce9">
            <text:p>8277552</text:p>
          </table:table-cell>
          <table:table-cell office:value-type="float" office:value="32334.1875" table:formula="of:=[.I59]/256" table:style-name="ce10">
            <text:p>32334,188</text:p>
          </table:table-cell>
          <table:table-cell office:value-type="float" office:value="6.4249999999999998" table:style-name="ce11">
            <text:p>6,425</text:p>
          </table:table-cell>
          <table:table-cell office:value-type="float" office:value="6.42455" table:style-name="ce11">
            <text:p>6,42455</text:p>
          </table:table-cell>
          <table:table-cell office:value-type="float" office:value="261.32100000000003" table:style-name="ce12">
            <text:p>261,321</text:p>
          </table:table-cell>
          <table:table-cell table:number-columns-repeated="16371"/>
        </table:table-row>
        <table:table-row table:style-name="ro3">
          <table:table-cell table:number-columns-repeated="8" table:style-name="ce1"/>
          <table:table-cell office:value-type="string" table:style-name="ce13">
            <text:p><text:s text:c="2"/></text:p>
          </table:table-cell>
          <table:table-cell table:number-columns-repeated="4" table:style-name="ce13"/>
          <table:table-cell table:number-columns-repeated="1637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1"/>
          <table:table-cell office:value-type="string" table:style-name="ce1">
            <text:p>Reversed</text:p>
          </table:table-cell>
          <table:table-cell office:value-type="string" table:style-name="ce1">
            <text:p>bypass</text:p>
          </table:table-cell>
          <table:table-cell table:number-columns-repeated="4" table:style-name="ce1"/>
          <table:table-cell table:number-columns-repeated="5" table:style-name="ce13"/>
          <table:table-cell table:number-columns-repeated="16371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Ticks:</text:p>
          </table:table-cell>
          <table:table-cell office:value-type="float" office:value="6.2656200000000002" table:style-name="ce1">
            <text:p>6,26562</text:p>
          </table:table-cell>
          <table:table-cell table:number-columns-repeated="3" table:style-name="ce1"/>
          <table:table-cell table:number-columns-repeated="5" table:style-name="ce13"/>
          <table:table-cell table:number-columns-repeated="16371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Ticks:</text:p>
          </table:table-cell>
          <table:table-cell office:value-type="float" office:value="6.2149799999999997" table:style-name="ce1">
            <text:p>6,21498</text:p>
          </table:table-cell>
          <table:table-cell table:number-columns-repeated="3" table:style-name="ce1"/>
          <table:table-cell table:number-columns-repeated="5" table:style-name="ce13"/>
          <table:table-cell table:number-columns-repeated="16371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Ticks:</text:p>
          </table:table-cell>
          <table:table-cell office:value-type="float" office:value="6.2282599999999997" table:style-name="ce1">
            <text:p>6,22826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Ticks:</text:p>
          </table:table-cell>
          <table:table-cell office:value-type="float" office:value="6.1587300000000003" table:style-name="ce1">
            <text:p>6,15873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Ticks:</text:p>
          </table:table-cell>
          <table:table-cell office:value-type="float" office:value="6.1966000000000001" table:style-name="ce1">
            <text:p>6,1966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Ticks:</text:p>
          </table:table-cell>
          <table:table-cell office:value-type="float" office:value="6.20505" table:style-name="ce1">
            <text:p>6,20505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Ticks:</text:p>
          </table:table-cell>
          <table:table-cell office:value-type="float" office:value="6.2078899999999999" table:style-name="ce1">
            <text:p>6,20789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Ticks:</text:p>
          </table:table-cell>
          <table:table-cell office:value-type="float" office:value="6.2280699999999998" table:style-name="ce1">
            <text:p>6,22807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1094" table:style-name="ce1">
            <text:p>1094</text:p>
          </table:table-cell>
          <table:table-cell office:value-type="string" table:style-name="ce1">
            <text:p>Ticks:</text:p>
          </table:table-cell>
          <table:table-cell office:value-type="float" office:value="6.2193800000000001" table:style-name="ce1">
            <text:p>6,21938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1312" table:style-name="ce1">
            <text:p>1312</text:p>
          </table:table-cell>
          <table:table-cell office:value-type="string" table:style-name="ce1">
            <text:p>Ticks:</text:p>
          </table:table-cell>
          <table:table-cell office:value-type="float" office:value="6.2195099999999996" table:style-name="ce1">
            <text:p>6,21951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1574" table:style-name="ce1">
            <text:p>1574</text:p>
          </table:table-cell>
          <table:table-cell office:value-type="string" table:style-name="ce1">
            <text:p>Ticks:</text:p>
          </table:table-cell>
          <table:table-cell office:value-type="float" office:value="6.1804300000000003" table:style-name="ce1">
            <text:p>6,18043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1888" table:style-name="ce1">
            <text:p>1888</text:p>
          </table:table-cell>
          <table:table-cell office:value-type="string" table:style-name="ce1">
            <text:p>Ticks:</text:p>
          </table:table-cell>
          <table:table-cell office:value-type="float" office:value="6.2256400000000003" table:style-name="ce1">
            <text:p>6,22564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2265" table:style-name="ce1">
            <text:p>2265</text:p>
          </table:table-cell>
          <table:table-cell office:value-type="string" table:style-name="ce1">
            <text:p>Ticks:</text:p>
          </table:table-cell>
          <table:table-cell office:value-type="float" office:value="6.1545300000000003" table:style-name="ce1">
            <text:p>6,15453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2718" table:style-name="ce1">
            <text:p>2718</text:p>
          </table:table-cell>
          <table:table-cell office:value-type="string" table:style-name="ce1">
            <text:p>Ticks:</text:p>
          </table:table-cell>
          <table:table-cell office:value-type="float" office:value="6.1788100000000004" table:style-name="ce1">
            <text:p>6,17881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3261" table:style-name="ce1">
            <text:p>3261</text:p>
          </table:table-cell>
          <table:table-cell office:value-type="string" table:style-name="ce1">
            <text:p>Ticks:</text:p>
          </table:table-cell>
          <table:table-cell office:value-type="float" office:value="6.3017500000000002" table:style-name="ce1">
            <text:p>6,30175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3913" table:style-name="ce1">
            <text:p>3913</text:p>
          </table:table-cell>
          <table:table-cell office:value-type="string" table:style-name="ce1">
            <text:p>Ticks:</text:p>
          </table:table-cell>
          <table:table-cell office:value-type="float" office:value="6.3904899999999998" table:style-name="ce1">
            <text:p>6,39049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4695" table:style-name="ce1">
            <text:p>4695</text:p>
          </table:table-cell>
          <table:table-cell office:value-type="string" table:style-name="ce1">
            <text:p>Ticks:</text:p>
          </table:table-cell>
          <table:table-cell office:value-type="float" office:value="6.2636799999999999" table:style-name="ce1">
            <text:p>6,26368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5634" table:style-name="ce1">
            <text:p>5634</text:p>
          </table:table-cell>
          <table:table-cell office:value-type="string" table:style-name="ce1">
            <text:p>Ticks:</text:p>
          </table:table-cell>
          <table:table-cell office:value-type="float" office:value="6.6087999999999996" table:style-name="ce1">
            <text:p>6,6088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6760" table:style-name="ce1">
            <text:p>6760</text:p>
          </table:table-cell>
          <table:table-cell office:value-type="string" table:style-name="ce1">
            <text:p>Ticks:</text:p>
          </table:table-cell>
          <table:table-cell office:value-type="float" office:value="6.1819499999999996" table:style-name="ce1">
            <text:p>6,18195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8112" table:style-name="ce1">
            <text:p>8112</text:p>
          </table:table-cell>
          <table:table-cell office:value-type="string" table:style-name="ce1">
            <text:p>Ticks:</text:p>
          </table:table-cell>
          <table:table-cell office:value-type="float" office:value="6.19773" table:style-name="ce1">
            <text:p>6,19773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9734" table:style-name="ce1">
            <text:p>9734</text:p>
          </table:table-cell>
          <table:table-cell office:value-type="string" table:style-name="ce1">
            <text:p>Ticks:</text:p>
          </table:table-cell>
          <table:table-cell office:value-type="float" office:value="6.1951900000000002" table:style-name="ce1">
            <text:p>6,19519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11680" table:style-name="ce1">
            <text:p>11680</text:p>
          </table:table-cell>
          <table:table-cell office:value-type="string" table:style-name="ce1">
            <text:p>Ticks:</text:p>
          </table:table-cell>
          <table:table-cell office:value-type="float" office:value="6.1842499999999996" table:style-name="ce1">
            <text:p>6,18425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14016" table:style-name="ce1">
            <text:p>14016</text:p>
          </table:table-cell>
          <table:table-cell office:value-type="string" table:style-name="ce1">
            <text:p>Ticks:</text:p>
          </table:table-cell>
          <table:table-cell office:value-type="float" office:value="6.1827899999999998" table:style-name="ce1">
            <text:p>6,18279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16819" table:style-name="ce1">
            <text:p>16819</text:p>
          </table:table-cell>
          <table:table-cell office:value-type="string" table:style-name="ce1">
            <text:p>Ticks:</text:p>
          </table:table-cell>
          <table:table-cell office:value-type="float" office:value="6.2310499999999998" table:style-name="ce1">
            <text:p>6,23105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20182" table:style-name="ce1">
            <text:p>20182</text:p>
          </table:table-cell>
          <table:table-cell office:value-type="string" table:style-name="ce1">
            <text:p>Ticks:</text:p>
          </table:table-cell>
          <table:table-cell office:value-type="float" office:value="8.0785800000000005" table:style-name="ce1">
            <text:p>8,07858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24218" table:style-name="ce1">
            <text:p>24218</text:p>
          </table:table-cell>
          <table:table-cell office:value-type="string" table:style-name="ce1">
            <text:p>Ticks:</text:p>
          </table:table-cell>
          <table:table-cell office:value-type="float" office:value="6.1996900000000004" table:style-name="ce1">
            <text:p>6,19969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29061" table:style-name="ce1">
            <text:p>29061</text:p>
          </table:table-cell>
          <table:table-cell office:value-type="string" table:style-name="ce1">
            <text:p>Ticks:</text:p>
          </table:table-cell>
          <table:table-cell office:value-type="float" office:value="6.1922899999999998" table:style-name="ce1">
            <text:p>6,19229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34873" table:style-name="ce1">
            <text:p>34873</text:p>
          </table:table-cell>
          <table:table-cell office:value-type="string" table:style-name="ce1">
            <text:p>Ticks:</text:p>
          </table:table-cell>
          <table:table-cell office:value-type="float" office:value="6.4873700000000003" table:style-name="ce1">
            <text:p>6,48737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41847" table:style-name="ce1">
            <text:p>41847</text:p>
          </table:table-cell>
          <table:table-cell office:value-type="string" table:style-name="ce1">
            <text:p>Ticks:</text:p>
          </table:table-cell>
          <table:table-cell office:value-type="float" office:value="6.1888300000000003" table:style-name="ce1">
            <text:p>6,18883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50216" table:style-name="ce1">
            <text:p>50216</text:p>
          </table:table-cell>
          <table:table-cell office:value-type="string" table:style-name="ce1">
            <text:p>Ticks:</text:p>
          </table:table-cell>
          <table:table-cell office:value-type="float" office:value="6.1907399999999999" table:style-name="ce1">
            <text:p>6,19074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60259" table:style-name="ce1">
            <text:p>60259</text:p>
          </table:table-cell>
          <table:table-cell office:value-type="string" table:style-name="ce1">
            <text:p>Ticks:</text:p>
          </table:table-cell>
          <table:table-cell office:value-type="float" office:value="6.2254300000000002" table:style-name="ce1">
            <text:p>6,22543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72310" table:style-name="ce1">
            <text:p>72310</text:p>
          </table:table-cell>
          <table:table-cell office:value-type="string" table:style-name="ce1">
            <text:p>Ticks:</text:p>
          </table:table-cell>
          <table:table-cell office:value-type="float" office:value="6.2603799999999996" table:style-name="ce1">
            <text:p>6,26038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86772" table:style-name="ce1">
            <text:p>86772</text:p>
          </table:table-cell>
          <table:table-cell office:value-type="string" table:style-name="ce1">
            <text:p>Ticks:</text:p>
          </table:table-cell>
          <table:table-cell office:value-type="float" office:value="6.2085699999999999" table:style-name="ce1">
            <text:p>6,20857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104126" table:style-name="ce1">
            <text:p>104126</text:p>
          </table:table-cell>
          <table:table-cell office:value-type="string" table:style-name="ce1">
            <text:p>Ticks:</text:p>
          </table:table-cell>
          <table:table-cell office:value-type="float" office:value="6.2112600000000002" table:style-name="ce1">
            <text:p>6,21126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124951" table:style-name="ce1">
            <text:p>124951</text:p>
          </table:table-cell>
          <table:table-cell office:value-type="string" table:style-name="ce1">
            <text:p>Ticks:</text:p>
          </table:table-cell>
          <table:table-cell office:value-type="float" office:value="6.2283600000000003" table:style-name="ce1">
            <text:p>6,22836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149941" table:style-name="ce1">
            <text:p>149941</text:p>
          </table:table-cell>
          <table:table-cell office:value-type="string" table:style-name="ce1">
            <text:p>Ticks:</text:p>
          </table:table-cell>
          <table:table-cell office:value-type="float" office:value="6.2140000000000004" table:style-name="ce1">
            <text:p>6,214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179929" table:style-name="ce1">
            <text:p>179929</text:p>
          </table:table-cell>
          <table:table-cell office:value-type="string" table:style-name="ce1">
            <text:p>Ticks:</text:p>
          </table:table-cell>
          <table:table-cell office:value-type="float" office:value="6.2294200000000002" table:style-name="ce1">
            <text:p>6,2294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215914" table:style-name="ce1">
            <text:p>215914</text:p>
          </table:table-cell>
          <table:table-cell office:value-type="string" table:style-name="ce1">
            <text:p>Ticks:</text:p>
          </table:table-cell>
          <table:table-cell office:value-type="float" office:value="6.2173400000000001" table:style-name="ce1">
            <text:p>6,21734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259096" table:style-name="ce1">
            <text:p>259096</text:p>
          </table:table-cell>
          <table:table-cell office:value-type="string" table:style-name="ce1">
            <text:p>Ticks:</text:p>
          </table:table-cell>
          <table:table-cell office:value-type="float" office:value="6.2159899999999997" table:style-name="ce1">
            <text:p>6,21599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310915" table:style-name="ce1">
            <text:p>310915</text:p>
          </table:table-cell>
          <table:table-cell office:value-type="string" table:style-name="ce1">
            <text:p>Ticks:</text:p>
          </table:table-cell>
          <table:table-cell office:value-type="float" office:value="6.22072" table:style-name="ce1">
            <text:p>6,2207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373098" table:style-name="ce1">
            <text:p>373098</text:p>
          </table:table-cell>
          <table:table-cell office:value-type="string" table:style-name="ce1">
            <text:p>Ticks:</text:p>
          </table:table-cell>
          <table:table-cell office:value-type="float" office:value="6.2450200000000002" table:style-name="ce1">
            <text:p>6,2450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447717" table:style-name="ce1">
            <text:p>447717</text:p>
          </table:table-cell>
          <table:table-cell office:value-type="string" table:style-name="ce1">
            <text:p>Ticks:</text:p>
          </table:table-cell>
          <table:table-cell office:value-type="float" office:value="6.2719100000000001" table:style-name="ce1">
            <text:p>6,27191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537260" table:style-name="ce1">
            <text:p>537260</text:p>
          </table:table-cell>
          <table:table-cell office:value-type="string" table:style-name="ce1">
            <text:p>Ticks:</text:p>
          </table:table-cell>
          <table:table-cell office:value-type="float" office:value="6.2664999999999997" table:style-name="ce1">
            <text:p>6,2665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644712" table:style-name="ce1">
            <text:p>644712</text:p>
          </table:table-cell>
          <table:table-cell office:value-type="string" table:style-name="ce1">
            <text:p>Ticks:</text:p>
          </table:table-cell>
          <table:table-cell office:value-type="float" office:value="6.3986200000000002" table:style-name="ce1">
            <text:p>6,3986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773654" table:style-name="ce1">
            <text:p>773654</text:p>
          </table:table-cell>
          <table:table-cell office:value-type="string" table:style-name="ce1">
            <text:p>Ticks:</text:p>
          </table:table-cell>
          <table:table-cell office:value-type="float" office:value="6.3246200000000004" table:style-name="ce1">
            <text:p>6,3246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928384" table:style-name="ce1">
            <text:p>928384</text:p>
          </table:table-cell>
          <table:table-cell office:value-type="string" table:style-name="ce1">
            <text:p>Ticks:</text:p>
          </table:table-cell>
          <table:table-cell office:value-type="float" office:value="6.3296099999999997" table:style-name="ce1">
            <text:p>6,32961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1114060" table:style-name="ce1">
            <text:p>1114060</text:p>
          </table:table-cell>
          <table:table-cell office:value-type="string" table:style-name="ce1">
            <text:p>Ticks:</text:p>
          </table:table-cell>
          <table:table-cell office:value-type="float" office:value="6.39377" table:style-name="ce1">
            <text:p>6,39377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1336872" table:style-name="ce1">
            <text:p>1336872</text:p>
          </table:table-cell>
          <table:table-cell office:value-type="string" table:style-name="ce1">
            <text:p>Ticks:</text:p>
          </table:table-cell>
          <table:table-cell office:value-type="float" office:value="6.3948200000000002" table:style-name="ce1">
            <text:p>6,3948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1604246" table:style-name="ce1">
            <text:p>1604246</text:p>
          </table:table-cell>
          <table:table-cell office:value-type="string" table:style-name="ce1">
            <text:p>Ticks:</text:p>
          </table:table-cell>
          <table:table-cell office:value-type="float" office:value="6.4218000000000002" table:style-name="ce1">
            <text:p>6,4218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1925095" table:style-name="ce1">
            <text:p>1925095</text:p>
          </table:table-cell>
          <table:table-cell office:value-type="string" table:style-name="ce1">
            <text:p>Ticks:</text:p>
          </table:table-cell>
          <table:table-cell office:value-type="float" office:value="6.4171699999999996" table:style-name="ce1">
            <text:p>6,41717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2310114" table:style-name="ce1">
            <text:p>2310114</text:p>
          </table:table-cell>
          <table:table-cell office:value-type="string" table:style-name="ce1">
            <text:p>Ticks:</text:p>
          </table:table-cell>
          <table:table-cell office:value-type="float" office:value="6.4271900000000004" table:style-name="ce1">
            <text:p>6,42719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2772136" table:style-name="ce1">
            <text:p>2772136</text:p>
          </table:table-cell>
          <table:table-cell office:value-type="string" table:style-name="ce1">
            <text:p>Ticks:</text:p>
          </table:table-cell>
          <table:table-cell office:value-type="float" office:value="6.4424400000000004" table:style-name="ce1">
            <text:p>6,44244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3326563" table:style-name="ce1">
            <text:p>3326563</text:p>
          </table:table-cell>
          <table:table-cell office:value-type="string" table:style-name="ce1">
            <text:p>Ticks:</text:p>
          </table:table-cell>
          <table:table-cell office:value-type="float" office:value="6.4443299999999999" table:style-name="ce1">
            <text:p>6,44433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3991875" table:style-name="ce1">
            <text:p>3991875</text:p>
          </table:table-cell>
          <table:table-cell office:value-type="string" table:style-name="ce1">
            <text:p>Ticks:</text:p>
          </table:table-cell>
          <table:table-cell office:value-type="float" office:value="6.4353400000000001" table:style-name="ce1">
            <text:p>6,43534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4790250" table:style-name="ce1">
            <text:p>4790250</text:p>
          </table:table-cell>
          <table:table-cell office:value-type="string" table:style-name="ce1">
            <text:p>Ticks:</text:p>
          </table:table-cell>
          <table:table-cell office:value-type="float" office:value="6.5302300000000004" table:style-name="ce1">
            <text:p>6,53023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5748300" table:style-name="ce1">
            <text:p>5748300</text:p>
          </table:table-cell>
          <table:table-cell office:value-type="string" table:style-name="ce1">
            <text:p>Ticks:</text:p>
          </table:table-cell>
          <table:table-cell office:value-type="float" office:value="6.4256500000000001" table:style-name="ce1">
            <text:p>6,42565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6897960" table:style-name="ce1">
            <text:p>6897960</text:p>
          </table:table-cell>
          <table:table-cell office:value-type="string" table:style-name="ce1">
            <text:p>Ticks:</text:p>
          </table:table-cell>
          <table:table-cell office:value-type="float" office:value="6.4207299999999998" table:style-name="ce1">
            <text:p>6,42073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everse:</text:p>
          </table:table-cell>
          <table:table-cell office:value-type="string" table:style-name="ce1">
            <text:p>Number:</text:p>
          </table:table-cell>
          <table:table-cell office:value-type="float" office:value="8277552" table:style-name="ce1">
            <text:p>8277552</text:p>
          </table:table-cell>
          <table:table-cell office:value-type="string" table:style-name="ce1">
            <text:p>Ticks:</text:p>
          </table:table-cell>
          <table:table-cell office:value-type="float" office:value="6.42455" table:style-name="ce1">
            <text:p>6,42455</text:p>
          </table:table-cell>
          <table:table-cell table:number-columns-repeated="16379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2" table:style-name="ce1"/>
          <table:table-cell office:value-type="string" table:style-name="ce1">
            <text:p>Random</text:p>
          </table:table-cell>
          <table:table-cell office:value-type="string" table:style-name="ce1">
            <text:p>bypass</text:p>
          </table:table-cell>
          <table:table-cell table:number-columns-repeated="4" table:style-name="ce1"/>
          <table:table-cell table:number-columns-repeated="16376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Ticks:</text:p>
          </table:table-cell>
          <table:table-cell office:value-type="float" office:value="6.2968799999999998" table:style-name="ce1">
            <text:p>6,29688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Ticks:</text:p>
          </table:table-cell>
          <table:table-cell office:value-type="float" office:value="6.2801299999999998" table:style-name="ce1">
            <text:p>6,28013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Ticks:</text:p>
          </table:table-cell>
          <table:table-cell office:value-type="float" office:value="6.2771699999999999" table:style-name="ce1">
            <text:p>6,27717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Ticks:</text:p>
          </table:table-cell>
          <table:table-cell office:value-type="float" office:value="6.2312900000000004" table:style-name="ce1">
            <text:p>6,23129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Ticks:</text:p>
          </table:table-cell>
          <table:table-cell office:value-type="float" office:value="6.2041599999999999" table:style-name="ce1">
            <text:p>6,20416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Ticks:</text:p>
          </table:table-cell>
          <table:table-cell office:value-type="float" office:value="6.21136" table:style-name="ce1">
            <text:p>6,21136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Ticks:</text:p>
          </table:table-cell>
          <table:table-cell office:value-type="float" office:value="6.2131600000000002" table:style-name="ce1">
            <text:p>6,21316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Ticks:</text:p>
          </table:table-cell>
          <table:table-cell office:value-type="float" office:value="6.2236799999999999" table:style-name="ce1">
            <text:p>6,22368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1094" table:style-name="ce1">
            <text:p>1094</text:p>
          </table:table-cell>
          <table:table-cell office:value-type="string" table:style-name="ce1">
            <text:p>Ticks:</text:p>
          </table:table-cell>
          <table:table-cell office:value-type="float" office:value="6.2248599999999996" table:style-name="ce1">
            <text:p>6,22486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1312" table:style-name="ce1">
            <text:p>1312</text:p>
          </table:table-cell>
          <table:table-cell office:value-type="string" table:style-name="ce1">
            <text:p>Ticks:</text:p>
          </table:table-cell>
          <table:table-cell office:value-type="float" office:value="6.1890200000000002" table:style-name="ce1">
            <text:p>6,1890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1574" table:style-name="ce1">
            <text:p>1574</text:p>
          </table:table-cell>
          <table:table-cell office:value-type="string" table:style-name="ce1">
            <text:p>Ticks:</text:p>
          </table:table-cell>
          <table:table-cell office:value-type="float" office:value="6.1461199999999998" table:style-name="ce1">
            <text:p>6,1461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1888" table:style-name="ce1">
            <text:p>1888</text:p>
          </table:table-cell>
          <table:table-cell office:value-type="string" table:style-name="ce1">
            <text:p>Ticks:</text:p>
          </table:table-cell>
          <table:table-cell office:value-type="float" office:value="6.2097499999999997" table:style-name="ce1">
            <text:p>6,20975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2265" table:style-name="ce1">
            <text:p>2265</text:p>
          </table:table-cell>
          <table:table-cell office:value-type="string" table:style-name="ce1">
            <text:p>Ticks:</text:p>
          </table:table-cell>
          <table:table-cell office:value-type="float" office:value="6.1986800000000004" table:style-name="ce1">
            <text:p>6,19868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2718" table:style-name="ce1">
            <text:p>2718</text:p>
          </table:table-cell>
          <table:table-cell office:value-type="string" table:style-name="ce1">
            <text:p>Ticks:</text:p>
          </table:table-cell>
          <table:table-cell office:value-type="float" office:value="6.1905799999999997" table:style-name="ce1">
            <text:p>6,19058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3261" table:style-name="ce1">
            <text:p>3261</text:p>
          </table:table-cell>
          <table:table-cell office:value-type="string" table:style-name="ce1">
            <text:p>Ticks:</text:p>
          </table:table-cell>
          <table:table-cell office:value-type="float" office:value="6.1839899999999997" table:style-name="ce1">
            <text:p>6,18399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3913" table:style-name="ce1">
            <text:p>3913</text:p>
          </table:table-cell>
          <table:table-cell office:value-type="string" table:style-name="ce1">
            <text:p>Ticks:</text:p>
          </table:table-cell>
          <table:table-cell office:value-type="float" office:value="6.2161999999999997" table:style-name="ce1">
            <text:p>6,216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4695" table:style-name="ce1">
            <text:p>4695</text:p>
          </table:table-cell>
          <table:table-cell office:value-type="string" table:style-name="ce1">
            <text:p>Ticks:</text:p>
          </table:table-cell>
          <table:table-cell office:value-type="float" office:value="6.1972300000000002" table:style-name="ce1">
            <text:p>6,19723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5634" table:style-name="ce1">
            <text:p>5634</text:p>
          </table:table-cell>
          <table:table-cell office:value-type="string" table:style-name="ce1">
            <text:p>Ticks:</text:p>
          </table:table-cell>
          <table:table-cell office:value-type="float" office:value="6.3716699999999999" table:style-name="ce1">
            <text:p>6,37167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6760" table:style-name="ce1">
            <text:p>6760</text:p>
          </table:table-cell>
          <table:table-cell office:value-type="string" table:style-name="ce1">
            <text:p>Ticks:</text:p>
          </table:table-cell>
          <table:table-cell office:value-type="float" office:value="6.1798799999999998" table:style-name="ce1">
            <text:p>6,17988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8112" table:style-name="ce1">
            <text:p>8112</text:p>
          </table:table-cell>
          <table:table-cell office:value-type="string" table:style-name="ce1">
            <text:p>Ticks:</text:p>
          </table:table-cell>
          <table:table-cell office:value-type="float" office:value="6.1896000000000004" table:style-name="ce1">
            <text:p>6,1896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9734" table:style-name="ce1">
            <text:p>9734</text:p>
          </table:table-cell>
          <table:table-cell office:value-type="string" table:style-name="ce1">
            <text:p>Ticks:</text:p>
          </table:table-cell>
          <table:table-cell office:value-type="float" office:value="8.2204599999999992" table:style-name="ce1">
            <text:p>8,22046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11680" table:style-name="ce1">
            <text:p>11680</text:p>
          </table:table-cell>
          <table:table-cell office:value-type="string" table:style-name="ce1">
            <text:p>Ticks:</text:p>
          </table:table-cell>
          <table:table-cell office:value-type="float" office:value="8.4364699999999999" table:style-name="ce1">
            <text:p>8,43647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14016" table:style-name="ce1">
            <text:p>14016</text:p>
          </table:table-cell>
          <table:table-cell office:value-type="string" table:style-name="ce1">
            <text:p>Ticks:</text:p>
          </table:table-cell>
          <table:table-cell office:value-type="float" office:value="9.2544199999999996" table:style-name="ce1">
            <text:p>9,2544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16819" table:style-name="ce1">
            <text:p>16819</text:p>
          </table:table-cell>
          <table:table-cell office:value-type="string" table:style-name="ce1">
            <text:p>Ticks:</text:p>
          </table:table-cell>
          <table:table-cell office:value-type="float" office:value="10.754099999999999" table:style-name="ce1">
            <text:p>10,7541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20182" table:style-name="ce1">
            <text:p>20182</text:p>
          </table:table-cell>
          <table:table-cell office:value-type="string" table:style-name="ce1">
            <text:p>Ticks:</text:p>
          </table:table-cell>
          <table:table-cell office:value-type="float" office:value="10.4682" table:style-name="ce1">
            <text:p>10,468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24218" table:style-name="ce1">
            <text:p>24218</text:p>
          </table:table-cell>
          <table:table-cell office:value-type="string" table:style-name="ce1">
            <text:p>Ticks:</text:p>
          </table:table-cell>
          <table:table-cell office:value-type="float" office:value="12.599500000000001" table:style-name="ce1">
            <text:p>12,5995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29061" table:style-name="ce1">
            <text:p>29061</text:p>
          </table:table-cell>
          <table:table-cell office:value-type="string" table:style-name="ce1">
            <text:p>Ticks:</text:p>
          </table:table-cell>
          <table:table-cell office:value-type="float" office:value="11.3162" table:style-name="ce1">
            <text:p>11,316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34873" table:style-name="ce1">
            <text:p>34873</text:p>
          </table:table-cell>
          <table:table-cell office:value-type="string" table:style-name="ce1">
            <text:p>Ticks:</text:p>
          </table:table-cell>
          <table:table-cell office:value-type="float" office:value="11.6549" table:style-name="ce1">
            <text:p>11,6549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41847" table:style-name="ce1">
            <text:p>41847</text:p>
          </table:table-cell>
          <table:table-cell office:value-type="string" table:style-name="ce1">
            <text:p>Ticks:</text:p>
          </table:table-cell>
          <table:table-cell office:value-type="float" office:value="12.318899999999999" table:style-name="ce1">
            <text:p>12,3189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50216" table:style-name="ce1">
            <text:p>50216</text:p>
          </table:table-cell>
          <table:table-cell office:value-type="string" table:style-name="ce1">
            <text:p>Ticks:</text:p>
          </table:table-cell>
          <table:table-cell office:value-type="float" office:value="13.048400000000001" table:style-name="ce1">
            <text:p>13,0484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60259" table:style-name="ce1">
            <text:p>60259</text:p>
          </table:table-cell>
          <table:table-cell office:value-type="string" table:style-name="ce1">
            <text:p>Ticks:</text:p>
          </table:table-cell>
          <table:table-cell office:value-type="float" office:value="15.317600000000001" table:style-name="ce1">
            <text:p>15,3176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72310" table:style-name="ce1">
            <text:p>72310</text:p>
          </table:table-cell>
          <table:table-cell office:value-type="string" table:style-name="ce1">
            <text:p>Ticks:</text:p>
          </table:table-cell>
          <table:table-cell office:value-type="float" office:value="18.729199999999999" table:style-name="ce1">
            <text:p>18,729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86772" table:style-name="ce1">
            <text:p>86772</text:p>
          </table:table-cell>
          <table:table-cell office:value-type="string" table:style-name="ce1">
            <text:p>Ticks:</text:p>
          </table:table-cell>
          <table:table-cell office:value-type="float" office:value="22.209099999999999" table:style-name="ce1">
            <text:p>22,2091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104126" table:style-name="ce1">
            <text:p>104126</text:p>
          </table:table-cell>
          <table:table-cell office:value-type="string" table:style-name="ce1">
            <text:p>Ticks:</text:p>
          </table:table-cell>
          <table:table-cell office:value-type="float" office:value="25.0809" table:style-name="ce1">
            <text:p>25,0809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124951" table:style-name="ce1">
            <text:p>124951</text:p>
          </table:table-cell>
          <table:table-cell office:value-type="string" table:style-name="ce1">
            <text:p>Ticks:</text:p>
          </table:table-cell>
          <table:table-cell office:value-type="float" office:value="28.155999999999999" table:style-name="ce1">
            <text:p>28,156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149941" table:style-name="ce1">
            <text:p>149941</text:p>
          </table:table-cell>
          <table:table-cell office:value-type="string" table:style-name="ce1">
            <text:p>Ticks:</text:p>
          </table:table-cell>
          <table:table-cell office:value-type="float" office:value="30.855399999999999" table:style-name="ce1">
            <text:p>30,8554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179929" table:style-name="ce1">
            <text:p>179929</text:p>
          </table:table-cell>
          <table:table-cell office:value-type="string" table:style-name="ce1">
            <text:p>Ticks:</text:p>
          </table:table-cell>
          <table:table-cell office:value-type="float" office:value="33.285899999999998" table:style-name="ce1">
            <text:p>33,2859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215914" table:style-name="ce1">
            <text:p>215914</text:p>
          </table:table-cell>
          <table:table-cell office:value-type="string" table:style-name="ce1">
            <text:p>Ticks:</text:p>
          </table:table-cell>
          <table:table-cell office:value-type="float" office:value="35.245399999999997" table:style-name="ce1">
            <text:p>35,2454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259096" table:style-name="ce1">
            <text:p>259096</text:p>
          </table:table-cell>
          <table:table-cell office:value-type="string" table:style-name="ce1">
            <text:p>Ticks:</text:p>
          </table:table-cell>
          <table:table-cell office:value-type="float" office:value="36.877600000000001" table:style-name="ce1">
            <text:p>36,8776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310915" table:style-name="ce1">
            <text:p>310915</text:p>
          </table:table-cell>
          <table:table-cell office:value-type="string" table:style-name="ce1">
            <text:p>Ticks:</text:p>
          </table:table-cell>
          <table:table-cell office:value-type="float" office:value="38.338700000000003" table:style-name="ce1">
            <text:p>38,3387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373098" table:style-name="ce1">
            <text:p>373098</text:p>
          </table:table-cell>
          <table:table-cell office:value-type="string" table:style-name="ce1">
            <text:p>Ticks:</text:p>
          </table:table-cell>
          <table:table-cell office:value-type="float" office:value="44.3035" table:style-name="ce1">
            <text:p>44,3035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447717" table:style-name="ce1">
            <text:p>447717</text:p>
          </table:table-cell>
          <table:table-cell office:value-type="string" table:style-name="ce1">
            <text:p>Ticks:</text:p>
          </table:table-cell>
          <table:table-cell office:value-type="float" office:value="41.8626" table:style-name="ce1">
            <text:p>41,8626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537260" table:style-name="ce1">
            <text:p>537260</text:p>
          </table:table-cell>
          <table:table-cell office:value-type="string" table:style-name="ce1">
            <text:p>Ticks:</text:p>
          </table:table-cell>
          <table:table-cell office:value-type="float" office:value="52.162799999999997" table:style-name="ce1">
            <text:p>52,1628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644712" table:style-name="ce1">
            <text:p>644712</text:p>
          </table:table-cell>
          <table:table-cell office:value-type="string" table:style-name="ce1">
            <text:p>Ticks:</text:p>
          </table:table-cell>
          <table:table-cell office:value-type="float" office:value="70.778000000000006" table:style-name="ce1">
            <text:p>70,778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773654" table:style-name="ce1">
            <text:p>773654</text:p>
          </table:table-cell>
          <table:table-cell office:value-type="string" table:style-name="ce1">
            <text:p>Ticks:</text:p>
          </table:table-cell>
          <table:table-cell office:value-type="float" office:value="85.997900000000001" table:style-name="ce1">
            <text:p>85,9979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928384" table:style-name="ce1">
            <text:p>928384</text:p>
          </table:table-cell>
          <table:table-cell office:value-type="string" table:style-name="ce1">
            <text:p>Ticks:</text:p>
          </table:table-cell>
          <table:table-cell office:value-type="float" office:value="98.644300000000001" table:style-name="ce1">
            <text:p>98,6443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1114060" table:style-name="ce1">
            <text:p>1114060</text:p>
          </table:table-cell>
          <table:table-cell office:value-type="string" table:style-name="ce1">
            <text:p>Ticks:</text:p>
          </table:table-cell>
          <table:table-cell office:value-type="float" office:value="117.26300000000001" table:style-name="ce1">
            <text:p>117,263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1336872" table:style-name="ce1">
            <text:p>1336872</text:p>
          </table:table-cell>
          <table:table-cell office:value-type="string" table:style-name="ce1">
            <text:p>Ticks:</text:p>
          </table:table-cell>
          <table:table-cell office:value-type="float" office:value="133.99199999999999" table:style-name="ce1">
            <text:p>133,99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1604246" table:style-name="ce1">
            <text:p>1604246</text:p>
          </table:table-cell>
          <table:table-cell office:value-type="string" table:style-name="ce1">
            <text:p>Ticks:</text:p>
          </table:table-cell>
          <table:table-cell office:value-type="float" office:value="159.196" table:style-name="ce1">
            <text:p>159,196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1925095" table:style-name="ce1">
            <text:p>1925095</text:p>
          </table:table-cell>
          <table:table-cell office:value-type="string" table:style-name="ce1">
            <text:p>Ticks:</text:p>
          </table:table-cell>
          <table:table-cell office:value-type="float" office:value="175.92" table:style-name="ce1">
            <text:p>175,9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2310114" table:style-name="ce1">
            <text:p>2310114</text:p>
          </table:table-cell>
          <table:table-cell office:value-type="string" table:style-name="ce1">
            <text:p>Ticks:</text:p>
          </table:table-cell>
          <table:table-cell office:value-type="float" office:value="193.08600000000001" table:style-name="ce1">
            <text:p>193,086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2772136" table:style-name="ce1">
            <text:p>2772136</text:p>
          </table:table-cell>
          <table:table-cell office:value-type="string" table:style-name="ce1">
            <text:p>Ticks:</text:p>
          </table:table-cell>
          <table:table-cell office:value-type="float" office:value="212.79900000000001" table:style-name="ce1">
            <text:p>212,799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3326563" table:style-name="ce1">
            <text:p>3326563</text:p>
          </table:table-cell>
          <table:table-cell office:value-type="string" table:style-name="ce1">
            <text:p>Ticks:</text:p>
          </table:table-cell>
          <table:table-cell office:value-type="float" office:value="223.02799999999999" table:style-name="ce1">
            <text:p>223,028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3991875" table:style-name="ce1">
            <text:p>3991875</text:p>
          </table:table-cell>
          <table:table-cell office:value-type="string" table:style-name="ce1">
            <text:p>Ticks:</text:p>
          </table:table-cell>
          <table:table-cell office:value-type="float" office:value="233.60300000000001" table:style-name="ce1">
            <text:p>233,603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4790250" table:style-name="ce1">
            <text:p>4790250</text:p>
          </table:table-cell>
          <table:table-cell office:value-type="string" table:style-name="ce1">
            <text:p>Ticks:</text:p>
          </table:table-cell>
          <table:table-cell office:value-type="float" office:value="243.01900000000001" table:style-name="ce1">
            <text:p>243,019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5748300" table:style-name="ce1">
            <text:p>5748300</text:p>
          </table:table-cell>
          <table:table-cell office:value-type="string" table:style-name="ce1">
            <text:p>Ticks:</text:p>
          </table:table-cell>
          <table:table-cell office:value-type="float" office:value="248.57499999999999" table:style-name="ce1">
            <text:p>248,575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6897960" table:style-name="ce1">
            <text:p>6897960</text:p>
          </table:table-cell>
          <table:table-cell office:value-type="string" table:style-name="ce1">
            <text:p>Ticks:</text:p>
          </table:table-cell>
          <table:table-cell office:value-type="float" office:value="255.14599999999999" table:style-name="ce1">
            <text:p>255,146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Random:</text:p>
          </table:table-cell>
          <table:table-cell office:value-type="string" table:style-name="ce1">
            <text:p>Number:</text:p>
          </table:table-cell>
          <table:table-cell office:value-type="float" office:value="8277552" table:style-name="ce1">
            <text:p>8277552</text:p>
          </table:table-cell>
          <table:table-cell office:value-type="string" table:style-name="ce1">
            <text:p>Ticks:</text:p>
          </table:table-cell>
          <table:table-cell office:value-type="float" office:value="261.32100000000003" table:style-name="ce1">
            <text:p>261,321</text:p>
          </table:table-cell>
          <table:table-cell table:number-columns-repeated="16379"/>
        </table:table-row>
        <table:table-row table:number-rows-repeated="104839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Пользователь</meta:initial-creator>
    <dc:creator>Пользователь</dc:creator>
    <meta:creation-date>2022-12-01T02:37:42Z</meta:creation-date>
    <dc:date>2022-12-01T03:15:26Z</dc:date>
    <meta:editing-cycles>4</meta:editing-cycles>
    <meta:editing-duration>PT162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327559055118pt" svg:width="453.4559842519685pt" chart:style-name="Crt0">
        <chart:title chart:style-name="CT00">
          <text:p text:style-name="a0" text:class-names="" text:cond-style-name="">Cache Acces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reading one element, tick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ize of array, KiB</text:p>
            </chart:title>
            <chart:categories table:cell-range-address="List.$J$2:.$J$59"/>
          </chart:axis>
          <chart:series chart:label-cell-address="List.$K$1" chart:values-cell-range-address="List.$K$2:.$K$59" chart:class="chart:line" chart:attached-axis="primary-y" chart:style-name="G0S0">
            <chart:data-point chart:repeated="58"/>
          </chart:series>
          <chart:series chart:label-cell-address="List.$L$1" chart:values-cell-range-address="List.$L$2:.$L$59" chart:class="chart:line" chart:attached-axis="primary-y" chart:style-name="G0S1">
            <chart:data-point chart:repeated="58"/>
          </chart:series>
          <chart:series chart:label-cell-address="List.$M$1" chart:values-cell-range-address="List.$M$2:.$M$59" chart:class="chart:line" chart:attached-axis="primary-y" chart:style-name="G0S2">
            <chart:data-point chart:repeated="5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